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Nome da Variável">
            <text:p>Nome da Variável</text:p>
          </table:table-cell>
          <table:table-cell table:style-name="pd1" office:value-type="string" office:value="Descrição Original">
            <text:p>Descrição Original</text:p>
          </table:table-cell>
          <table:table-cell table:style-name="pd1" office:value-type="string" office:value="Nome da Variável.1">
            <text:p>Nome da Variável.1</text:p>
          </table:table-cell>
          <table:table-cell table:style-name="pd1" office:value-type="string" office:value="Categorias">
            <text:p>Categorias</text:p>
          </table:table-cell>
          <table:table-cell table:style-name="pd1" office:value-type="string" office:value="Padronização">
            <text:p>Padronização</text:p>
          </table:table-cell>
          <table:table-cell table:style-name="pd1" office:value-type="string" office:value="Tipo">
            <text:p>Tipo</text:p>
          </table:table-cell>
          <table:table-cell table:style-name="pd1" office:value-type="string" office:value="Comentários">
            <text:p>Comentários</text:p>
          </table:table-cell>
          <table:table-cell table:style-name="pd1" office:value-type="string" office:value="Anos Presente">
            <text:p>Anos Presente</text:p>
          </table:table-cell>
          <table:table-cell table:style-name="pd1" office:value-type="string" office:value="Anos Presente - the back">
            <text:p>Anos Presente - the back</text:p>
          </table:table-cell>
        </table:table-row>
        <table:table-row>
          <table:table-cell office:value-type="string" office:value="NUMERODO">
            <text:p>NUMERODO</text:p>
          </table:table-cell>
          <table:table-cell office:value-type="string" office:value="Número da DO">
            <text:p>Número da DO</text:p>
          </table:table-cell>
          <table:table-cell office:value-type="string" office:value="numerodo">
            <text:p>numerod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TIPOBITO">
            <text:p>TIPOBITO</text:p>
          </table:table-cell>
          <table:table-cell office:value-type="string" office:value="Tipo de Óbito: 1 – Fetal;2 – Não Fetal">
            <text:p>Tipo de Óbito: 1 – Fetal;2 – Não Fetal</text:p>
          </table:table-cell>
          <table:table-cell office:value-type="string" office:value="tipobito">
            <text:p>tipobito</text:p>
          </table:table-cell>
          <table:table-cell office:value-type="string" office:value="Tipo de Óbito:0 – Nulo1 – Fetal2 – Não Fetal99 – Inconsistência">
            <text:p>Tipo de Óbito:0 – Nulo1 – Fetal2 – Não Fetal99 – Inconsistência</text:p>
          </table:table-cell>
          <table:table-cell office:value-type="string" office:value="{'1':'1','2':'2'}">
            <text:p>{'1':'1','2':'2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DTOBITO">
            <text:p>DTOBITO</text:p>
          </table:table-cell>
          <table:table-cell office:value-type="string" office:value="Data do óbito: Dd mm aaaa">
            <text:p>Data do óbito: Dd mm aaaa</text:p>
          </table:table-cell>
          <table:table-cell office:value-type="string" office:value="dtobito">
            <text:p>dtobito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HORAOBITO">
            <text:p>HORAOBITO</text:p>
          </table:table-cell>
          <table:table-cell office:value-type="string" office:value="Horário do óbito">
            <text:p>Horário do óbito</text:p>
          </table:table-cell>
          <table:table-cell office:value-type="string" office:value="horaobito">
            <text:p>horaobi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6:2020']">
            <text:p>['2006:2020']</text:p>
          </table:table-cell>
          <table:table-cell office:value-type="string" office:value="['2006:2020']">
            <text:p>['2006:2020']</text:p>
          </table:table-cell>
        </table:table-row>
        <table:table-row>
          <table:table-cell office:value-type="string" office:value="NOME">
            <text:p>NOME</text:p>
          </table:table-cell>
          <table:table-cell office:value-type="string" office:value="Nome do falecido">
            <text:p>Nome do falecido</text:p>
          </table:table-cell>
          <table:table-cell office:value-type="string" office:value="nome">
            <text:p>no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NOMEMAE">
            <text:p>NOMEMAE</text:p>
          </table:table-cell>
          <table:table-cell office:value-type="string" office:value="Nome da mãe do falecido">
            <text:p>Nome da mãe do falecido</text:p>
          </table:table-cell>
          <table:table-cell office:value-type="string" office:value="nomemae">
            <text:p>nomema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DTNASC">
            <text:p>DTNASC</text:p>
          </table:table-cell>
          <table:table-cell office:value-type="string" office:value="Data de nascimento:Dd mm aaaa">
            <text:p>Data de nascimento:Dd mm aaaa</text:p>
          </table:table-cell>
          <table:table-cell office:value-type="string" office:value="dtnasc">
            <text:p>dtnasc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IDADE">
            <text:p>IDADE</text:p>
          </table:table-cell>
          <table:table-cell office:value-type="string" office:value="Idade:O primeiro campo indica a unidade da idade e o segundo (de dois dígitos) indica a quantidade de unidades:0 – Idade menor de 1 hora (subcampo de 01 a 59)1 – Hora (subcampo de 01 a 23)2 – Dias (subcampo de 01 a 29)3 – Meses (subcampo de 01 a 11)4 – Anos (subcampo de 00 a 99)5 – Mais de 100 anos (subcampo de 0 a 99)">
            <text:p>Idade:O primeiro campo indica a unidade da idade e o segundo (de dois dígitos) indica a quantidade de unidades:0 – Idade menor de 1 hora (subcampo de 01 a 59)1 – Hora (subcampo de 01 a 23)2 – Dias (subcampo de 01 a 29)3 – Meses (subcampo de 01 a 11)4 – Anos (subcampo de 00 a 99)5 – Mais de 100 anos (subcampo de 0 a 99)</text:p>
          </table:table-cell>
          <table:table-cell office:value-type="string" office:value="idade">
            <text:p>id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SEXO">
            <text:p>SEXO</text:p>
          </table:table-cell>
          <table:table-cell office:value-type="string" office:value="Sexo:M – MasculinoF – FemininoI – Ignorado">
            <text:p>Sexo:M – MasculinoF – FemininoI – Ignorado</text:p>
          </table:table-cell>
          <table:table-cell office:value-type="string" office:value="sexo">
            <text:p>sexo</text:p>
          </table:table-cell>
          <table:table-cell office:value-type="string" office:value="Sexo:0 – Nulo 1 – Masculino2 – Feminino88 – Ignorado99 – Inconsistência">
            <text:p>Sexo:0 – Nulo 1 – Masculino2 – Feminino88 – Ignorado99 – Inconsistência</text:p>
          </table:table-cell>
          <table:table-cell office:value-type="string" office:value="{'M':'1','1':'1','2':'2','F':'2','f':'2','I':'88','9':'88','0':'88'}">
            <text:p>{'M':'1','1':'1','2':'2','F':'2','f':'2','I':'88','9':'88','0':'88'}</text:p>
          </table:table-cell>
          <table:table-cell office:value-type="string" office:value="Byte">
            <text:p>Byte</text:p>
          </table:table-cell>
          <table:table-cell office:value-type="string" office:value="Os valores f, 9 e 0 presentes na base foram transformados em inconsistência.Os valores M e F foram transformados em 1 e 2, respectivamente">
            <text:p>Os valores f, 9 e 0 presentes na base foram transformados em inconsistência.Os valores M e F foram transformados em 1 e 2, respectivamente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RACACOR">
            <text:p>RACACOR</text:p>
          </table:table-cell>
          <table:table-cell office:value-type="string" office:value="Raça:1 – Branca2 – Preta3 – Amarela4 – Parda5 – Indígena">
            <text:p>Raça:1 – Branca2 – Preta3 – Amarela4 – Parda5 – Indígena</text:p>
          </table:table-cell>
          <table:table-cell office:value-type="string" office:value="racacor">
            <text:p>racacor</text:p>
          </table:table-cell>
          <table:table-cell office:value-type="string" office:value="Raça:0 – Nulo1 – Branca2 – Preta3 – Amarela4 – Parda5 – Indígena99 – Inconsistência ">
            <text:p>Raça:0 – Nulo1 – Branca2 – Preta3 – Amarela4 – Parda5 – Indígena99 – Inconsistência </text:p>
          </table:table-cell>
          <table:table-cell office:value-type="string" office:value="{'1':'1','2':'2','3':'3','4':'4','5':'5'}">
            <text:p>{'1':'1','2':'2','3':'3','4':'4','5':'5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ESTCIV">
            <text:p>ESTCIV</text:p>
          </table:table-cell>
          <table:table-cell office:value-type="string" office:value="Situação conjugal:1 – Solteiro2 – Casado3 – Viúvo4 – Separado judicialmente/divorciado5 – União estável9 – Ignorado">
            <text:p>Situação conjugal:1 – Solteiro2 – Casado3 – Viúvo4 – Separado judicialmente/divorciado5 – União estável9 – Ignorado</text:p>
          </table:table-cell>
          <table:table-cell office:value-type="string" office:value="estciv">
            <text:p>estciv</text:p>
          </table:table-cell>
          <table:table-cell office:value-type="string" office:value="Situação conjugal:0 - Nulo1 – Solteiro2 – Casado3 – Viúvo4 – Separado judicialmente/divorciado5 – União estável88 – Ignorado99 – Inconsistência">
            <text:p>Situação conjugal:0 - Nulo1 – Solteiro2 – Casado3 – Viúvo4 – Separado judicialmente/divorciado5 – União estável88 – Ignorado99 – Inconsistência</text:p>
          </table:table-cell>
          <table:table-cell office:value-type="string" office:value="{'1':'1','2':'2','3':'3','4':'4','5':'5','9':'88'}">
            <text:p>{'1':'1','2':'2','3':'3','4':'4','5':'5','9':'88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ESC">
            <text:p>ESC</text:p>
          </table:table-cell>
          <table:table-cell office:value-type="string" office:value="Escolaridade em anos:1 – Nenhuma2 – de 1 a 3 anos3 – de 4 a 7 anos4 – de 8 a 11 anos5 – 12 anos ou mais9 – Ignorado">
            <text:p>Escolaridade em anos:1 – Nenhuma2 – de 1 a 3 anos3 – de 4 a 7 anos4 – de 8 a 11 anos5 – 12 anos ou mais9 – Ignorado</text:p>
          </table:table-cell>
          <table:table-cell office:value-type="string" office:value="esc">
            <text:p>esc</text:p>
          </table:table-cell>
          <table:table-cell office:value-type="string" office:value="Escolaridade em anos:0 – Nulo1 – Nenhuma2 – de 1 a 3 anos3 – de 4 a 7 anos4 – de 8 a 11 anos5 – 12 anos ou mais88 – Ignorado99 – Inconsistência">
            <text:p>Escolaridade em anos:0 – Nulo1 – Nenhuma2 – de 1 a 3 anos3 – de 4 a 7 anos4 – de 8 a 11 anos5 – 12 anos ou mais88 – Ignorado99 – Inconsistência</text:p>
          </table:table-cell>
          <table:table-cell office:value-type="string" office:value="{'1':'1','2':'2','3':'3','4':'4','5':'5','9':'88'}">
            <text:p>{'1':'1','2':'2','3':'3','4':'4','5':'5','9':'88'}</text:p>
          </table:table-cell>
          <table:table-cell office:value-type="string" office:value="Byte">
            <text:p>Byte</text:p>
          </table:table-cell>
          <table:table-cell office:value-type="string" office:value="Os valores A, 8 e 0 presentes na base foram transformados em inconsistência por não estarem no dicionário original.">
            <text:p>Os valores A, 8 e 0 presentes na base foram transformados em inconsistência por não estarem no dicionário original.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OCUP">
            <text:p>OCUP</text:p>
          </table:table-cell>
          <table:table-cell office:value-type="string" office:value="Ocupação habitual e ramo de atividade">
            <text:p>Ocupação habitual e ramo de atividade</text:p>
          </table:table-cell>
          <table:table-cell office:value-type="string" office:value="ocup">
            <text:p>ocu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CODMUNRES">
            <text:p>CODMUNRES</text:p>
          </table:table-cell>
          <table:table-cell office:value-type="string" office:value="Código do município de residência">
            <text:p>Código do município de residência</text:p>
          </table:table-cell>
          <table:table-cell office:value-type="string" office:value="codmunres">
            <text:p>codmun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LOCOCOR">
            <text:p>LOCOCOR</text:p>
          </table:table-cell>
          <table:table-cell office:value-type="string" office:value="Local de ocorrência do óbito:1 – Hospital2 – Outros estabelecimentos de saúde3 – Domicílio4 – Via pública5 – Outros9 – Ignorado">
            <text:p>Local de ocorrência do óbito:1 – Hospital2 – Outros estabelecimentos de saúde3 – Domicílio4 – Via pública5 – Outros9 – Ignorado</text:p>
          </table:table-cell>
          <table:table-cell office:value-type="string" office:value="lococor">
            <text:p>lococor</text:p>
          </table:table-cell>
          <table:table-cell office:value-type="string" office:value="Local de ocorrência do óbito:0 – Nulo1 – Hospital2 – Outros estabelecimentos de saúde3 – Domicílio4 – Via pública5 – Outros88 – Ignorado99 – Inconsistência ">
            <text:p>Local de ocorrência do óbito:0 – Nulo1 – Hospital2 – Outros estabelecimentos de saúde3 – Domicílio4 – Via pública5 – Outros88 – Ignorado99 – Inconsistência </text:p>
          </table:table-cell>
          <table:table-cell office:value-type="string" office:value="{'1':'1','2':'2','3':'3','4':'4','5':'5','9':'88'}">
            <text:p>{'1':'1','2':'2','3':'3','4':'4','5':'5','9':'88'}</text:p>
          </table:table-cell>
          <table:table-cell office:value-type="string" office:value="Byte">
            <text:p>Byte</text:p>
          </table:table-cell>
          <table:table-cell office:value-type="string" office:value="Os valores 0 e 6 presentes na base foram transformados em inconsistência por não estarem no dicionário original.">
            <text:p>Os valores 0 e 6 presentes na base foram transformados em inconsistência por não estarem no dicionário original.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CODESTAB">
            <text:p>CODESTAB</text:p>
          </table:table-cell>
          <table:table-cell office:value-type="string" office:value="Código do estabelecimento">
            <text:p>Código do estabelecimento</text:p>
          </table:table-cell>
          <table:table-cell office:value-type="string" office:value="codestab">
            <text:p>codesta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1:2020']">
            <text:p>['2001:2020']</text:p>
          </table:table-cell>
          <table:table-cell office:value-type="string" office:value="['2001:2020']">
            <text:p>['2001:2020']</text:p>
          </table:table-cell>
        </table:table-row>
        <table:table-row>
          <table:table-cell office:value-type="string" office:value="CODMUNOCOR">
            <text:p>CODMUNOCOR</text:p>
          </table:table-cell>
          <table:table-cell office:value-type="string" office:value="Código do município de ocorrência">
            <text:p>Código do município de ocorrência</text:p>
          </table:table-cell>
          <table:table-cell office:value-type="string" office:value="codmunocor">
            <text:p>codmuno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IDADEMAE">
            <text:p>IDADEMAE</text:p>
          </table:table-cell>
          <table:table-cell office:value-type="string" office:value="Idade da mãe">
            <text:p>Idade da mãe</text:p>
          </table:table-cell>
          <table:table-cell office:value-type="string" office:value="idademae">
            <text:p>idadema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ESCMAE">
            <text:p>ESCMAE</text:p>
          </table:table-cell>
          <table:table-cell office:value-type="string" office:value="Escolaridade em anos: 1 – Nenhuma 2 – de 1 a 3 anos 3 – de 4 a 7 anos 4 – de 8 a 11 anos 5 – 12 anos ou mais 9 – Ignorado">
            <text:p>Escolaridade em anos: 1 – Nenhuma 2 – de 1 a 3 anos 3 – de 4 a 7 anos 4 – de 8 a 11 anos 5 – 12 anos ou mais 9 – Ignorado</text:p>
          </table:table-cell>
          <table:table-cell office:value-type="string" office:value="escmae">
            <text:p>escmae</text:p>
          </table:table-cell>
          <table:table-cell office:value-type="string" office:value="Escolaridade em anos:0 – Nulo1 – Nenhuma2 – de 1 a 3 anos3 – de 4 a 7 anos4 – de 8 a 11 anos5 – 12 anos ou mais88 – Ignorado99 – Inconsistência">
            <text:p>Escolaridade em anos:0 – Nulo1 – Nenhuma2 – de 1 a 3 anos3 – de 4 a 7 anos4 – de 8 a 11 anos5 – 12 anos ou mais88 – Ignorado99 – Inconsistência</text:p>
          </table:table-cell>
          <table:table-cell office:value-type="string" office:value="{'1':'1','2':'2','3':'3','4':'4','5':'5','9':'88'}">
            <text:p>{'1':'1','2':'2','3':'3','4':'4','5':'5','9':'88'}</text:p>
          </table:table-cell>
          <table:table-cell office:value-type="string" office:value="Byte">
            <text:p>Byte</text:p>
          </table:table-cell>
          <table:table-cell office:value-type="string" office:value="Os valores 0, 8 e A foram transformados em inconsistência por não estarem no dicionário.">
            <text:p>Os valores 0, 8 e A foram transformados em inconsistência por não estarem no dicionário.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OCUPMAE">
            <text:p>OCUPMAE</text:p>
          </table:table-cell>
          <table:table-cell office:value-type="string" office:value="Ocupação da mãe">
            <text:p>Ocupação da mãe</text:p>
          </table:table-cell>
          <table:table-cell office:value-type="string" office:value="ocupmae">
            <text:p>ocupma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QTDFILVIVO">
            <text:p>QTDFILVIVO</text:p>
          </table:table-cell>
          <table:table-cell office:value-type="string" office:value="Número de filhos vivos">
            <text:p>Número de filhos vivos</text:p>
          </table:table-cell>
          <table:table-cell office:value-type="string" office:value="qtdfilvivo">
            <text:p>qtdfilviv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Foram removidos caracteres especiais presentes nessa variável antes da padronização.">
            <text:p>Foram removidos caracteres especiais presentes nessa variável antes da padronização.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QTDFILMORT">
            <text:p>QTDFILMORT</text:p>
          </table:table-cell>
          <table:table-cell office:value-type="string" office:value="Número de filhos mortos">
            <text:p>Número de filhos mortos</text:p>
          </table:table-cell>
          <table:table-cell office:value-type="string" office:value="qtdfilmort">
            <text:p>qtdfilmor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Foram removidos caracteres especiais presentes nessa variável antes da padronização.">
            <text:p>Foram removidos caracteres especiais presentes nessa variável antes da padronização.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GRAVIDEZ">
            <text:p>GRAVIDEZ</text:p>
          </table:table-cell>
          <table:table-cell office:value-type="string" office:value="Informar o tipo de gravidez:1 – Única2 – Dupla3 – Tripla e mais9 – Ignorada">
            <text:p>Informar o tipo de gravidez:1 – Única2 – Dupla3 – Tripla e mais9 – Ignorada</text:p>
          </table:table-cell>
          <table:table-cell office:value-type="string" office:value="gravidez">
            <text:p>gravidez</text:p>
          </table:table-cell>
          <table:table-cell office:value-type="string" office:value="Informar o tipo de gravidez:0 – Nulo1 – Única2 – Dupla3 – Tripla e mais88 – Ignorada99 – Inconsistência">
            <text:p>Informar o tipo de gravidez:0 – Nulo1 – Única2 – Dupla3 – Tripla e mais88 – Ignorada99 – Inconsistência</text:p>
          </table:table-cell>
          <table:table-cell office:value-type="string" office:value="{'1':'1','2':'2','3':'3','9':'88'}">
            <text:p>{'1':'1','2':'2','3':'3','9':'88'}</text:p>
          </table:table-cell>
          <table:table-cell office:value-type="string" office:value="Byte">
            <text:p>Byte</text:p>
          </table:table-cell>
          <table:table-cell office:value-type="string" office:value="Os valores 4, 5, 8 e 0 foram transformados em inconsistência por não estarem no dicionário.">
            <text:p>Os valores 4, 5, 8 e 0 foram transformados em inconsistência por não estarem no dicionário.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GESTACAO">
            <text:p>GESTACAO</text:p>
          </table:table-cell>
          <table:table-cell office:value-type="string" office:value="Faixas de semana da gestação:1 – Menos 22 semanas2 – 22 a 27 semanas3 – 28 a 31 semanas4 – 32 a 36 semanas5 – 37 a 41 semanas6 – 42 e + semanas">
            <text:p>Faixas de semana da gestação:1 – Menos 22 semanas2 – 22 a 27 semanas3 – 28 a 31 semanas4 – 32 a 36 semanas5 – 37 a 41 semanas6 – 42 e + semanas</text:p>
          </table:table-cell>
          <table:table-cell office:value-type="string" office:value="gestacao">
            <text:p>gestacao</text:p>
          </table:table-cell>
          <table:table-cell office:value-type="string" office:value="Faixas de semana da gestação:0 – Nulo1 – Menos 22 semanas2 – 22 a 27 semanas3 – 28 a 31 semanas4 – 32 a 36 semanas5 – 37 a 41 semanas6 – 42 e + semanas99 – Inconsistência">
            <text:p>Faixas de semana da gestação:0 – Nulo1 – Menos 22 semanas2 – 22 a 27 semanas3 – 28 a 31 semanas4 – 32 a 36 semanas5 – 37 a 41 semanas6 – 42 e + semanas99 – Inconsistência</text:p>
          </table:table-cell>
          <table:table-cell office:value-type="string" office:value="{'1':'1','2':'2','3':'3','4':'4','5':'5','6’:’6’}">
            <text:p>{'1':'1','2':'2','3':'3','4':'4','5':'5','6’:’6’}</text:p>
          </table:table-cell>
          <table:table-cell office:value-type="string" office:value="Byte">
            <text:p>Byte</text:p>
          </table:table-cell>
          <table:table-cell office:value-type="string" office:value="Os valores A, 9, 8 e 7 foram transformados em inconsistência por não estarem no dicionário.">
            <text:p>Os valores A, 9, 8 e 7 foram transformados em inconsistência por não estarem no dicionário.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PARTO">
            <text:p>PARTO</text:p>
          </table:table-cell>
          <table:table-cell office:value-type="string" office:value="Informar o tipo de parto:1 – Vaginal2 – Cesáreo9 – Ignorado">
            <text:p>Informar o tipo de parto:1 – Vaginal2 – Cesáreo9 – Ignorado</text:p>
          </table:table-cell>
          <table:table-cell office:value-type="string" office:value="parto">
            <text:p>parto</text:p>
          </table:table-cell>
          <table:table-cell office:value-type="string" office:value="Informar o tipo de parto:0 – Nulo1 – Vaginal2 – Cesáreo88 – Ignorado99 – Inconsistência">
            <text:p>Informar o tipo de parto:0 – Nulo1 – Vaginal2 – Cesáreo88 – Ignorado99 – Inconsistência</text:p>
          </table:table-cell>
          <table:table-cell office:value-type="string" office:value="{'1':'1','2':'2','9':'88'}">
            <text:p>{'1':'1','2':'2','9':'88'}</text:p>
          </table:table-cell>
          <table:table-cell office:value-type="string" office:value="Byte">
            <text:p>Byte</text:p>
          </table:table-cell>
          <table:table-cell office:value-type="string" office:value="Os valores 4, 6 e 7 foram transformados em inconsistência por não estarem no dicionário.">
            <text:p>Os valores 4, 6 e 7 foram transformados em inconsistência por não estarem no dicionário.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OBITOPARTO">
            <text:p>OBITOPARTO</text:p>
          </table:table-cell>
          <table:table-cell office:value-type="string" office:value="Informar como foi a morte em relação ao parto:1 – Antes2 – Durante3 – Depois9 – Ignorado">
            <text:p>Informar como foi a morte em relação ao parto:1 – Antes2 – Durante3 – Depois9 – Ignorado</text:p>
          </table:table-cell>
          <table:table-cell office:value-type="string" office:value="obitoparto">
            <text:p>obitoparto</text:p>
          </table:table-cell>
          <table:table-cell office:value-type="string" office:value="Informar como foi a morte em relação ao parto:0 – Nulo 1 – Antes2 – Durante3 – Depois88 – Ignorado99 – Inconsistência">
            <text:p>Informar como foi a morte em relação ao parto:0 – Nulo 1 – Antes2 – Durante3 – Depois88 – Ignorado99 – Inconsistência</text:p>
          </table:table-cell>
          <table:table-cell office:value-type="string" office:value="{'1':'1','2':'2','3':'3','9':'88'}">
            <text:p>{'1':'1','2':'2','3':'3','9':'88'}</text:p>
          </table:table-cell>
          <table:table-cell office:value-type="string" office:value="Byte">
            <text:p>Byte</text:p>
          </table:table-cell>
          <table:table-cell office:value-type="string" office:value="Os valores 4 e 5  foram transformados em inconsistência por não estarem no dicionário.">
            <text:p>Os valores 4 e 5  foram transformados em inconsistência por não estarem no dicionário.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PESO">
            <text:p>PESO</text:p>
          </table:table-cell>
          <table:table-cell office:value-type="string" office:value="Peso ao nascer em gramas">
            <text:p>Peso ao nascer em gramas</text:p>
          </table:table-cell>
          <table:table-cell office:value-type="string" office:value="peso">
            <text:p>peso</text:p>
          </table:table-cell>
          <table:table-cell office:value-type="string" office:value="Peso ao nascer em gramas">
            <text:p>Peso ao nascer em gramas</text:p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NUMERODN">
            <text:p>NUMERODN</text:p>
          </table:table-cell>
          <table:table-cell office:value-type="string" office:value="Número da declaração de nascido vivo">
            <text:p>Número da declaração de nascido vivo</text:p>
          </table:table-cell>
          <table:table-cell office:value-type="string" office:value="numerodn">
            <text:p>numerod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OBITOGRAV">
            <text:p>OBITOGRAV</text:p>
          </table:table-cell>
          <table:table-cell office:value-type="string" office:value="Óbito da gravidez:1 – Sim2 – Não9 – Ignorado">
            <text:p>Óbito da gravidez:1 – Sim2 – Não9 – Ignorado</text:p>
          </table:table-cell>
          <table:table-cell office:value-type="string" office:value="obitograv">
            <text:p>obitograv</text:p>
          </table:table-cell>
          <table:table-cell office:value-type="string" office:value="Óbito da gravidez:0 – Nulo1 – Sim2 – Não88 – Ignorado99 – Inconsistência">
            <text:p>Óbito da gravidez:0 – Nulo1 – Sim2 – Não88 – Ignorado99 – Inconsistência</text:p>
          </table:table-cell>
          <table:table-cell office:value-type="string" office:value="{'1':'1','2':'2','9':'88'}">
            <text:p>{'1':'1','2':'2','9':'88'}</text:p>
          </table:table-cell>
          <table:table-cell office:value-type="string" office:value="Byte">
            <text:p>Byte</text:p>
          </table:table-cell>
          <table:table-cell office:value-type="string" office:value="Os valores 4, 3 e 8 foram transformados em inconsistência por não estarem no dicionário.">
            <text:p>Os valores 4, 3 e 8 foram transformados em inconsistência por não estarem no dicionário.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OBITOPUERP">
            <text:p>OBITOPUERP</text:p>
          </table:table-cell>
          <table:table-cell office:value-type="string" office:value="Óbito no puerpério:1 – Sim, até 42 dias após o parto2 – Sim, de 43 dias a 1 ano3 – Não9 – Ignorado">
            <text:p>Óbito no puerpério:1 – Sim, até 42 dias após o parto2 – Sim, de 43 dias a 1 ano3 – Não9 – Ignorado</text:p>
          </table:table-cell>
          <table:table-cell office:value-type="string" office:value="obitopuerp">
            <text:p>obitopuerp</text:p>
          </table:table-cell>
          <table:table-cell office:value-type="string" office:value="Óbito no puerpério:0 – Nulo 1 – Sim, até 42 dias após o parto2 – Sim, de 43 dias a 1 ano3 – Não88 – Ignorado99 – Inconsistência ">
            <text:p>Óbito no puerpério:0 – Nulo 1 – Sim, até 42 dias após o parto2 – Sim, de 43 dias a 1 ano3 – Não88 – Ignorado99 – Inconsistência </text:p>
          </table:table-cell>
          <table:table-cell office:value-type="string" office:value="{'1':'1','2':'2','3':'3','9':'88'}">
            <text:p>{'1':'1','2':'2','3':'3','9':'88'}</text:p>
          </table:table-cell>
          <table:table-cell office:value-type="string" office:value="Byte">
            <text:p>Byte</text:p>
          </table:table-cell>
          <table:table-cell office:value-type="string" office:value="Os valores 4 e 8 foram transformados em inconsistência por não estarem no dicionário.">
            <text:p>Os valores 4 e 8 foram transformados em inconsistência por não estarem no dicionário.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ASSISTMED">
            <text:p>ASSISTMED</text:p>
          </table:table-cell>
          <table:table-cell office:value-type="string" office:value="Assistência Médica:1 – Sim2 – Não 9 – Ignorado ">
            <text:p>Assistência Médica:1 – Sim2 – Não 9 – Ignorado </text:p>
          </table:table-cell>
          <table:table-cell office:value-type="string" office:value="assistmed">
            <text:p>assistmed</text:p>
          </table:table-cell>
          <table:table-cell office:value-type="string" office:value="Assistência Médica:0 – Nulo 1 – Sim2 – Não 88 – Ignorado 99 – Inconsistência">
            <text:p>Assistência Médica:0 – Nulo 1 – Sim2 – Não 88 – Ignorado 99 – Inconsistência</text:p>
          </table:table-cell>
          <table:table-cell office:value-type="string" office:value="{'1':'1','2':'2','9':'88'}">
            <text:p>{'1':'1','2':'2','9':'88'}</text:p>
          </table:table-cell>
          <table:table-cell office:value-type="string" office:value="Byte">
            <text:p>Byte</text:p>
          </table:table-cell>
          <table:table-cell office:value-type="string" office:value="Os valores 3 e 0 foram transformados em inconsistência por não estarem no dicionário.">
            <text:p>Os valores 3 e 0 foram transformados em inconsistência por não estarem no dicionário.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LINHAA">
            <text:p>LINHAA</text:p>
          </table:table-cell>
          <table:table-cell office:value-type="string" office:value="CIDs informados na linha A da DO">
            <text:p>CIDs informados na linha A da DO</text:p>
          </table:table-cell>
          <table:table-cell office:value-type="string" office:value="linhaa">
            <text:p>linhaa</text:p>
          </table:table-cell>
          <table:table-cell office:value-type="string" office:value="CIDs informados na linha A da DO">
            <text:p>CIDs informados na linha A da DO</text:p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LINHAB">
            <text:p>LINHAB</text:p>
          </table:table-cell>
          <table:table-cell office:value-type="string" office:value="CIDs informados na linha B da DO">
            <text:p>CIDs informados na linha B da DO</text:p>
          </table:table-cell>
          <table:table-cell office:value-type="string" office:value="linhab">
            <text:p>linhab</text:p>
          </table:table-cell>
          <table:table-cell office:value-type="string" office:value="CIDs informados na linha B da DO">
            <text:p>CIDs informados na linha B da DO</text:p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LINHAC">
            <text:p>LINHAC</text:p>
          </table:table-cell>
          <table:table-cell office:value-type="string" office:value="CIDs informados na linha C da DO">
            <text:p>CIDs informados na linha C da DO</text:p>
          </table:table-cell>
          <table:table-cell office:value-type="string" office:value="linhac">
            <text:p>linhac</text:p>
          </table:table-cell>
          <table:table-cell office:value-type="string" office:value="CIDs informados na linha C da DO">
            <text:p>CIDs informados na linha C da DO</text:p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LINHAD">
            <text:p>LINHAD</text:p>
          </table:table-cell>
          <table:table-cell office:value-type="string" office:value="CIDs informados na linha D da DO">
            <text:p>CIDs informados na linha D da DO</text:p>
          </table:table-cell>
          <table:table-cell office:value-type="string" office:value="linhad">
            <text:p>linhad</text:p>
          </table:table-cell>
          <table:table-cell office:value-type="string" office:value="CIDs informados na linha D da DO">
            <text:p>CIDs informados na linha D da DO</text:p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LINHAII">
            <text:p>LINHAII</text:p>
          </table:table-cell>
          <table:table-cell office:value-type="string" office:value="CIDs informados na linha II da DO">
            <text:p>CIDs informados na linha II da DO</text:p>
          </table:table-cell>
          <table:table-cell office:value-type="string" office:value="linhaii">
            <text:p>linhaii</text:p>
          </table:table-cell>
          <table:table-cell office:value-type="string" office:value="CIDs informados na linha II da DO">
            <text:p>CIDs informados na linha II da DO</text:p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CAUSABAS">
            <text:p>CAUSABAS</text:p>
          </table:table-cell>
          <table:table-cell office:value-type="string" office:value="Causa básica da DO">
            <text:p>Causa básica da DO</text:p>
          </table:table-cell>
          <table:table-cell office:value-type="string" office:value="causabas">
            <text:p>causabas</text:p>
          </table:table-cell>
          <table:table-cell office:value-type="string" office:value="Causa básica da DO">
            <text:p>Causa básica da DO</text:p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ACIDTRAB">
            <text:p>ACIDTRAB</text:p>
          </table:table-cell>
          <table:table-cell office:value-type="string" office:value="Indicar se foi acidente de trabalho:1 – Sim2 – Não9 – Ignorado">
            <text:p>Indicar se foi acidente de trabalho:1 – Sim2 – Não9 – Ignorado</text:p>
          </table:table-cell>
          <table:table-cell office:value-type="string" office:value="acidtrab">
            <text:p>acidtrab</text:p>
          </table:table-cell>
          <table:table-cell office:value-type="string" office:value="Indicar se foi acidente de trabalho:0 – Nulo1 – Sim2 – Não88 – Ignorado99 – Inconsistência">
            <text:p>Indicar se foi acidente de trabalho:0 – Nulo1 – Sim2 – Não88 – Ignorado99 – Inconsistência</text:p>
          </table:table-cell>
          <table:table-cell office:value-type="string" office:value="{'1':'1','2':'2','9':'88'}">
            <text:p>{'1':'1','2':'2','9':'88'}</text:p>
          </table:table-cell>
          <table:table-cell office:value-type="string" office:value="Byte">
            <text:p>Byte</text:p>
          </table:table-cell>
          <table:table-cell office:value-type="string" office:value="Os valores 4, 0 e 3 foram transformados em inconsistência por não estarem no dicionário.">
            <text:p>Os valores 4, 0 e 3 foram transformados em inconsistência por não estarem no dicionário.</text:p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ESCMAE2010">
            <text:p>ESCMAE2010</text:p>
          </table:table-cell>
          <table:table-cell office:value-type="string" office:value="Escolaridade 2010:0 – Sem escolaridade1 – Fundamental I (1ª a 4ª serie)2 – Fundamental II (5ª a 8ª serie)3 – Medio (antigo 2º grau)4 – Superior incompleto5 – Superior Completo9 – Ignorado">
            <text:p>Escolaridade 2010:0 – Sem escolaridade1 – Fundamental I (1ª a 4ª serie)2 – Fundamental II (5ª a 8ª serie)3 – Medio (antigo 2º grau)4 – Superior incompleto5 – Superior Completo9 – Ignorado</text:p>
          </table:table-cell>
          <table:table-cell office:value-type="string" office:value="escmae2010">
            <text:p>escmae2010</text:p>
          </table:table-cell>
          <table:table-cell office:value-type="string" office:value="Escolaridade 2010:0 – Nulo 1 – Sem escolaridade2 – Fundamental I (1ª a 4ª serie)3 – Fundamental II (5ª a 8ª serie)4 – Medio (antigo 2º grau)5 – Superior incompleto6 – Superior Completo88 – Ignorado99 – Inconsistencia">
            <text:p>Escolaridade 2010:0 – Nulo 1 – Sem escolaridade2 – Fundamental I (1ª a 4ª serie)3 – Fundamental II (5ª a 8ª serie)4 – Medio (antigo 2º grau)5 – Superior incompleto6 – Superior Completo88 – Ignorado99 – Inconsistencia</text:p>
          </table:table-cell>
          <table:table-cell office:value-type="string" office:value="{'0':'1','1':'2','2':'3','3':'4','4':'5','5':'6','9':'88'}">
            <text:p>{'0':'1','1':'2','2':'3','3':'4','4':'5','5':'6','9':'88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11:2020']">
            <text:p>['2011:2020']</text:p>
          </table:table-cell>
          <table:table-cell office:value-type="string" office:value="['2011:2020']">
            <text:p>['2011:2020']</text:p>
          </table:table-cell>
        </table:table-row>
        <table:table-row>
          <table:table-cell office:value-type="string" office:value="TPMORTEOCO">
            <text:p>TPMORTEOCO</text:p>
          </table:table-cell>
          <table:table-cell office:value-type="string" office:value="Quando a morte ocorreu:1 – Na gravidez2 – No parto3 – No aborto4 – Ate 42 dias apos o parto5 – De 45 dias a 1 ano8 – Não ocorreu nesse periodo9 – Ignorado">
            <text:p>Quando a morte ocorreu:1 – Na gravidez2 – No parto3 – No aborto4 – Ate 42 dias apos o parto5 – De 45 dias a 1 ano8 – Não ocorreu nesse periodo9 – Ignorado</text:p>
          </table:table-cell>
          <table:table-cell office:value-type="string" office:value="tpmorteoco">
            <text:p>tpmorteoco</text:p>
          </table:table-cell>
          <table:table-cell office:value-type="string" office:value="Quando a morte ocorreu:0 – Nulo 1 – Na gravidez2 – No parto3 – No aborto4 – Ate 42 dias apos o parto5 – De 45 dias a 1 ano6 – Não ocorreu nesse periodo88 – Ignorado99 – Inconsistência">
            <text:p>Quando a morte ocorreu:0 – Nulo 1 – Na gravidez2 – No parto3 – No aborto4 – Ate 42 dias apos o parto5 – De 45 dias a 1 ano6 – Não ocorreu nesse periodo88 – Ignorado99 – Inconsistência</text:p>
          </table:table-cell>
          <table:table-cell office:value-type="string" office:value="{'1':'1','2':'2','3':'3','4':'4','5':'5','8':'6','9':'88'}">
            <text:p>{'1':'1','2':'2','3':'3','4':'4','5':'5','8':'6','9':'88'}</text:p>
          </table:table-cell>
          <table:table-cell office:value-type="string" office:value="Byte">
            <text:p>Byte</text:p>
          </table:table-cell>
          <table:table-cell office:value-type="string" office:value="Os valores 6 e 7 foram transformados em inconsistência por não estarem no dicionário.">
            <text:p>Os valores 6 e 7 foram transformados em inconsistência por não estarem no dicionário.</text:p>
          </table:table-cell>
          <table:table-cell office:value-type="string" office:value="['2012:2020']">
            <text:p>['2012:2020']</text:p>
          </table:table-cell>
          <table:table-cell office:value-type="string" office:value="['2012:2020']">
            <text:p>['2012:2020']</text:p>
          </table:table-cell>
        </table:table-row>
        <table:table-row>
          <table:table-cell office:value-type="string" office:value="SEMAGESTAC">
            <text:p>SEMAGESTAC</text:p>
          </table:table-cell>
          <table:table-cell office:value-type="string" office:value="Semanas de gestação">
            <text:p>Semanas de gestação</text:p>
          </table:table-cell>
          <table:table-cell office:value-type="string" office:value="semagestac">
            <text:p>semagesta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['2012:2020']">
            <text:p>['2012:2020']</text:p>
          </table:table-cell>
          <table:table-cell office:value-type="string" office:value="['2012:2020']">
            <text:p>['2012:2020']</text:p>
          </table:table-cell>
        </table:table-row>
        <table:table-row>
          <table:table-cell office:value-type="string" office:value="ESC2010">
            <text:p>ESC2010</text:p>
          </table:table-cell>
          <table:table-cell office:value-type="string" office:value="Escolaridade 2010:0 – Sem escolaridade1 – Fundamental I (1ª a 4ª serie)2 – Fundamental II (5ª a 8ª serie)3 – Medio (antigo 2º grau)4 – Superior incompleto5 – Superior Completo9 – Ignorado">
            <text:p>Escolaridade 2010:0 – Sem escolaridade1 – Fundamental I (1ª a 4ª serie)2 – Fundamental II (5ª a 8ª serie)3 – Medio (antigo 2º grau)4 – Superior incompleto5 – Superior Completo9 – Ignorado</text:p>
          </table:table-cell>
          <table:table-cell office:value-type="string" office:value="esc2010">
            <text:p>esc2010</text:p>
          </table:table-cell>
          <table:table-cell office:value-type="string" office:value="Escolaridade 2010:0 – Nulo 1 – Sem escolaridade2 – Fundamental I (1ª a 4ª serie)3 – Fundamental II (5ª a 8ª serie)4 – Medio (antigo 2º grau)5 – Superior incompleto6 – Superior Completo88 – Ignorado99 – Inconsistência">
            <text:p>Escolaridade 2010:0 – Nulo 1 – Sem escolaridade2 – Fundamental I (1ª a 4ª serie)3 – Fundamental II (5ª a 8ª serie)4 – Medio (antigo 2º grau)5 – Superior incompleto6 – Superior Completo88 – Ignorado99 – Inconsistência</text:p>
          </table:table-cell>
          <table:table-cell office:value-type="string" office:value="{'0':'1','1':'2','2':'3','3':'4','4':'5','5':'6','9':'88'}">
            <text:p>{'0':'1','1':'2','2':'3','3':'4','4':'5','5':'6','9':'88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11:2020']">
            <text:p>['2011:2020']</text:p>
          </table:table-cell>
          <table:table-cell office:value-type="string" office:value="['2011:2020']">
            <text:p>['2011:2020']</text:p>
          </table:table-cell>
        </table:table-row>
        <table:table-row>
          <table:table-cell office:value-type="string" office:value="SERIESCFAL">
            <text:p>SERIESCFAL</text:p>
          </table:table-cell>
          <table:table-cell office:value-type="string" office:value="Serie escolar do falecido:Valores de 1 a 8">
            <text:p>Serie escolar do falecido:Valores de 1 a 8</text:p>
          </table:table-cell>
          <table:table-cell office:value-type="string" office:value="seriescfal">
            <text:p>seriescfal</text:p>
          </table:table-cell>
          <table:table-cell office:value-type="string" office:value="Serie escolar do falecido:Valores de 1 a 80 – Nulo99 – Inconsistência">
            <text:p>Serie escolar do falecido:Valores de 1 a 80 – Nulo99 – Inconsistência</text:p>
          </table:table-cell>
          <table:table-cell office:value-type="string" office:value="{'1':'1','2':'2','3':'3','4':'4','5':'5','6':'6','7':'7','8':'8'}">
            <text:p>{'1':'1','2':'2','3':'3','4':'4','5':'5','6':'6','7':'7','8':'8'}</text:p>
          </table:table-cell>
          <table:table-cell office:value-type="string" office:value="Byte">
            <text:p>Byte</text:p>
          </table:table-cell>
          <table:table-cell office:value-type="string" office:value="Os valores 0 e 9 foram transformados em inconsistência por não estarem no dicionário.">
            <text:p>Os valores 0 e 9 foram transformados em inconsistência por não estarem no dicionário.</text:p>
          </table:table-cell>
          <table:table-cell office:value-type="string" office:value="['2012:2020']">
            <text:p>['2012:2020']</text:p>
          </table:table-cell>
          <table:table-cell office:value-type="string" office:value="['2012:2020']">
            <text:p>['2012:2020']</text:p>
          </table:table-cell>
        </table:table-row>
        <table:table-row>
          <table:table-cell office:value-type="string" office:value="DTCONCASO">
            <text:p>DTCONCASO</text:p>
          </table:table-cell>
          <table:table-cell office:value-type="string" office:value="Data de conclusao do caso: dd mm aaaa">
            <text:p>Data de conclusao do caso: dd mm aaaa</text:p>
          </table:table-cell>
          <table:table-cell office:value-type="string" office:value="dtconcaso">
            <text:p>dtconcaso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['2012:2020']">
            <text:p>['2012:2020']</text:p>
          </table:table-cell>
          <table:table-cell office:value-type="string" office:value="['2012:2020']">
            <text:p>['2012:2020']</text:p>
          </table:table-cell>
        </table:table-row>
        <table:table-row>
          <table:table-cell office:value-type="string" office:value="CODBAIOCOR">
            <text:p>CODBAIOCOR</text:p>
          </table:table-cell>
          <table:table-cell office:value-type="string" office:value="Código do bairro de ocorrência">
            <text:p>Código do bairro de ocorrência</text:p>
          </table:table-cell>
          <table:table-cell office:value-type="string" office:value="codbaiocor">
            <text:p>codbaio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DIFDATA">
            <text:p>DIFDATA</text:p>
          </table:table-cell>
          <table:table-cell office:value-type="string" office:value="Diferenca entre a data de obito e data do recebimento original da DO: dtobito – dtrecorig">
            <text:p>Diferenca entre a data de obito e data do recebimento original da DO: dtobito – dtrecorig</text:p>
          </table:table-cell>
          <table:table-cell office:value-type="string" office:value="difdata">
            <text:p>difdat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['2012:2020']">
            <text:p>['2012:2020']</text:p>
          </table:table-cell>
          <table:table-cell office:value-type="string" office:value="['2012:2020']">
            <text:p>['2012:2020']</text:p>
          </table:table-cell>
        </table:table-row>
        <table:table-row>
          <table:table-cell office:value-type="string" office:value="COMPLOCOR">
            <text:p>COMPLOCOR</text:p>
          </table:table-cell>
          <table:table-cell office:value-type="string" office:value="Complemento do endereço de ocorrência">
            <text:p>Complemento do endereço de ocorrência</text:p>
          </table:table-cell>
          <table:table-cell office:value-type="string" office:value="complocor">
            <text:p>complo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VRSRESSELE">
            <text:p>VRSRESSELE</text:p>
          </table:table-cell>
          <table:table-cell office:value-type="string" office:value="Versão de resseleção">
            <text:p>Versão de resseleção</text:p>
          </table:table-cell>
          <table:table-cell office:value-type="string" office:value="vrsressele">
            <text:p>vrsresse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VERSAOSIST">
            <text:p>VERSAOSIST</text:p>
          </table:table-cell>
          <table:table-cell office:value-type="string" office:value="Versão do sistema">
            <text:p>Versão do sistema</text:p>
          </table:table-cell>
          <table:table-cell office:value-type="string" office:value="versaosist">
            <text:p>versaosi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NUMERODV">
            <text:p>NUMERODV</text:p>
          </table:table-cell>
          <table:table-cell office:value-type="string" office:value="Número do digito verificador">
            <text:p>Número do digito verificador</text:p>
          </table:table-cell>
          <table:table-cell office:value-type="string" office:value="numerodv">
            <text:p>numerod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COMPARA_CB">
            <text:p>COMPARA_CB</text:p>
          </table:table-cell>
          <table:table-cell office:value-type="string" office:value="Compara causa básica resselecionada com a informada. Valores:IGUALDIFER">
            <text:p>Compara causa básica resselecionada com a informada. Valores:IGUALDIFER</text:p>
          </table:table-cell>
          <table:table-cell office:value-type="string" office:value="compara_cb">
            <text:p>compara_cb</text:p>
          </table:table-cell>
          <table:table-cell office:value-type="string" office:value="Compara causa básica resselecionada com a informada. Valores:0 – Nulo1 – Igual2 – Difer99 – Inconsistência">
            <text:p>Compara causa básica resselecionada com a informada. Valores:0 – Nulo1 – Igual2 – Difer99 – Inconsistência</text:p>
          </table:table-cell>
          <table:table-cell office:value-type="string" office:value="{'IGUAL':'1','DIFER':'2'}">
            <text:p>{'IGUAL':'1','DIFER':'2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BAIRES">
            <text:p>BAIRES</text:p>
          </table:table-cell>
          <table:table-cell office:value-type="string" office:value="Bairro de residência">
            <text:p>Bairro de residência</text:p>
          </table:table-cell>
          <table:table-cell office:value-type="string" office:value="baires">
            <text:p>bai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DTRECEBIM">
            <text:p>DTRECEBIM</text:p>
          </table:table-cell>
          <table:table-cell office:value-type="string" office:value="Data do recebimento: dd mm aaaa">
            <text:p>Data do recebimento: dd mm aaaa</text:p>
          </table:table-cell>
          <table:table-cell office:value-type="string" office:value="dtrecebim">
            <text:p>dtrecebim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['2006:2020']">
            <text:p>['2006:2020']</text:p>
          </table:table-cell>
          <table:table-cell office:value-type="string" office:value="['2006:2020']">
            <text:p>['2006:2020']</text:p>
          </table:table-cell>
        </table:table-row>
        <table:table-row>
          <table:table-cell office:value-type="string" office:value="VERSAOSCB">
            <text:p>VERSAOSCB</text:p>
          </table:table-cell>
          <table:table-cell office:value-type="string" office:value="Versão do seletor de causa básica">
            <text:p>Versão do seletor de causa básica</text:p>
          </table:table-cell>
          <table:table-cell office:value-type="string" office:value="versaoscb">
            <text:p>versaosc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STCODIFICA">
            <text:p>STCODIFICA</text:p>
          </table:table-cell>
          <table:table-cell office:value-type="string" office:value="Status de instalacao: S – Se codificadoraN – Não codificadora">
            <text:p>Status de instalacao: S – Se codificadoraN – Não codificadora</text:p>
          </table:table-cell>
          <table:table-cell office:value-type="string" office:value="stcodifica">
            <text:p>stcodifica</text:p>
          </table:table-cell>
          <table:table-cell office:value-type="string" office:value="Status de instalação: 0 – Nulo 1 – Codificadora2 – Não Codificadora99 – Inconsistência">
            <text:p>Status de instalação: 0 – Nulo 1 – Codificadora2 – Não Codificadora99 – Inconsistência</text:p>
          </table:table-cell>
          <table:table-cell office:value-type="string" office:value="{'S':'1','N':'2'}">
            <text:p>{'S':'1','N':'2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FONTE">
            <text:p>FONTE</text:p>
          </table:table-cell>
          <table:table-cell office:value-type="string" office:value="Indicar a fonte da informação:1 – Boletim de ocorrencia2 – Hospital3 – Familia4 – Outra9 – Ignorada">
            <text:p>Indicar a fonte da informação:1 – Boletim de ocorrencia2 – Hospital3 – Familia4 – Outra9 – Ignorada</text:p>
          </table:table-cell>
          <table:table-cell office:value-type="string" office:value="fonte">
            <text:p>fonte</text:p>
          </table:table-cell>
          <table:table-cell office:value-type="string" office:value="Indicar a fonte da informacão:0 – Nulo 1 – Boletim de ocorrência2 – Hospital3 – Família4 – Outra88 – Ignorada99 – Inconsistência">
            <text:p>Indicar a fonte da informacão:0 – Nulo 1 – Boletim de ocorrência2 – Hospital3 – Família4 – Outra88 – Ignorada99 – Inconsistência</text:p>
          </table:table-cell>
          <table:table-cell office:value-type="string" office:value="{'1':'1','2':'2','3':'3','4':'4','9':'88'}">
            <text:p>{'1':'1','2':'2','3':'3','4':'4','9':'88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CEPRES">
            <text:p>CEPRES</text:p>
          </table:table-cell>
          <table:table-cell office:value-type="string" office:value="Código de endereçamento postal">
            <text:p>Código de endereçamento postal</text:p>
          </table:table-cell>
          <table:table-cell office:value-type="string" office:value="cepres">
            <text:p>cep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VERSCBPRE">
            <text:p>VERSCBPRE</text:p>
          </table:table-cell>
          <table:table-cell office:value-type="string" office:value="Versão do SCB da resseleção">
            <text:p>Versão do SCB da resseleção</text:p>
          </table:table-cell>
          <table:table-cell office:value-type="string" office:value="verscbpre">
            <text:p>verscbp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DTCADASTRO">
            <text:p>DTCADASTRO</text:p>
          </table:table-cell>
          <table:table-cell office:value-type="string" office:value="Data do cadastro: dd mm aaaa">
            <text:p>Data do cadastro: dd mm aaaa</text:p>
          </table:table-cell>
          <table:table-cell office:value-type="string" office:value="dtcadastro">
            <text:p>dtcadastro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['2006:2020']">
            <text:p>['2006:2020']</text:p>
          </table:table-cell>
          <table:table-cell office:value-type="string" office:value="['2006:2020']">
            <text:p>['2006:2020']</text:p>
          </table:table-cell>
        </table:table-row>
        <table:table-row>
          <table:table-cell office:value-type="string" office:value="CODENDRES">
            <text:p>CODENDRES</text:p>
          </table:table-cell>
          <table:table-cell office:value-type="string" office:value="Código do endereço de residencia">
            <text:p>Código do endereço de residencia</text:p>
          </table:table-cell>
          <table:table-cell office:value-type="string" office:value="codendres">
            <text:p>codend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DTCONINV">
            <text:p>DTCONINV</text:p>
          </table:table-cell>
          <table:table-cell office:value-type="string" office:value="Data da conclusao da investigacao: ddmmaaaa">
            <text:p>Data da conclusao da investigacao: ddmmaaaa</text:p>
          </table:table-cell>
          <table:table-cell office:value-type="string" office:value="dtconinv">
            <text:p>dtconinv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['2012:2020']">
            <text:p>['2012:2020']</text:p>
          </table:table-cell>
          <table:table-cell office:value-type="string" office:value="['2012:2020']">
            <text:p>['2012:2020']</text:p>
          </table:table-cell>
        </table:table-row>
        <table:table-row>
          <table:table-cell office:value-type="string" office:value="CRM">
            <text:p>CRM</text:p>
          </table:table-cell>
          <table:table-cell office:value-type="string" office:value="Número do CRM">
            <text:p>Número do CRM</text:p>
          </table:table-cell>
          <table:table-cell office:value-type="string" office:value="crm">
            <text:p>cr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STDOEPIDEM">
            <text:p>STDOEPIDEM</text:p>
          </table:table-cell>
          <table:table-cell office:value-type="string" office:value="Status de DO epidemiologica:1 – Sim0 – Não">
            <text:p>Status de DO epidemiologica:1 – Sim0 – Não</text:p>
          </table:table-cell>
          <table:table-cell office:value-type="string" office:value="stdoepidem">
            <text:p>stdoepidem</text:p>
          </table:table-cell>
          <table:table-cell office:value-type="string" office:value="Status de DO epidemiologica:0 – Nulo 1 – Sim2 – Não99 – Inconsistência ">
            <text:p>Status de DO epidemiologica:0 – Nulo 1 – Sim2 – Não99 – Inconsistência </text:p>
          </table:table-cell>
          <table:table-cell office:value-type="string" office:value="{'1':'1','0':'2'}">
            <text:p>{'1':'1','0':'2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11:2020']">
            <text:p>['2011:2020']</text:p>
          </table:table-cell>
          <table:table-cell office:value-type="string" office:value="['2011:2020']">
            <text:p>['2011:2020']</text:p>
          </table:table-cell>
        </table:table-row>
        <table:table-row>
          <table:table-cell office:value-type="string" office:value="MEDICO">
            <text:p>MEDICO</text:p>
          </table:table-cell>
          <table:table-cell office:value-type="string" office:value="Nome do médico">
            <text:p>Nome do médico</text:p>
          </table:table-cell>
          <table:table-cell office:value-type="string" office:value="medico">
            <text:p>medic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LINHAB_O">
            <text:p>LINHAB_O</text:p>
          </table:table-cell>
          <table:table-cell office:value-type="string" office:value="CIDs informados, originalmente, na Linha B da DO.">
            <text:p>CIDs informados, originalmente, na Linha B da DO.</text:p>
          </table:table-cell>
          <table:table-cell office:value-type="string" office:value="linhab_o">
            <text:p>linhab_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ENDRES">
            <text:p>ENDRES</text:p>
          </table:table-cell>
          <table:table-cell office:value-type="string" office:value="Endereço de residencia">
            <text:p>Endereço de residencia</text:p>
          </table:table-cell>
          <table:table-cell office:value-type="string" office:value="endres">
            <text:p>end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NRESSELE">
            <text:p>NRESSELE</text:p>
          </table:table-cell>
          <table:table-cell office:value-type="string" office:value="Descrição da explicação da não resseleção da causa básica">
            <text:p>Descrição da explicação da não resseleção da causa básica</text:p>
          </table:table-cell>
          <table:table-cell office:value-type="string" office:value="nressele">
            <text:p>nresse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STDONOVA">
            <text:p>STDONOVA</text:p>
          </table:table-cell>
          <table:table-cell office:value-type="string" office:value="Status de DO nova:1 – Sim0 – Não">
            <text:p>Status de DO nova:1 – Sim0 – Não</text:p>
          </table:table-cell>
          <table:table-cell office:value-type="string" office:value="stdonova">
            <text:p>stdonova</text:p>
          </table:table-cell>
          <table:table-cell office:value-type="string" office:value="Status de DO nova:0 – Nulo1 – Sim2 – Não 99 – Inconsistência ">
            <text:p>Status de DO nova:0 – Nulo1 – Sim2 – Não 99 – Inconsistência </text:p>
          </table:table-cell>
          <table:table-cell office:value-type="string" office:value="{'1':'1','0':'2'}">
            <text:p>{'1':'1','0':'2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11:2020']">
            <text:p>['2011:2020']</text:p>
          </table:table-cell>
          <table:table-cell office:value-type="string" office:value="['2011:2020']">
            <text:p>['2011:2020']</text:p>
          </table:table-cell>
        </table:table-row>
        <table:table-row>
          <table:table-cell office:value-type="string" office:value="NUMREGCART">
            <text:p>NUMREGCART</text:p>
          </table:table-cell>
          <table:table-cell office:value-type="string" office:value="Número do registro do cartorio">
            <text:p>Número do registro do cartorio</text:p>
          </table:table-cell>
          <table:table-cell office:value-type="string" office:value="numregcart">
            <text:p>numregcar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12:2013']">
            <text:p>['2012:2013']</text:p>
          </table:table-cell>
          <table:table-cell office:value-type="string" office:value="['2012:2013']">
            <text:p>['2012:2013']</text:p>
          </table:table-cell>
        </table:table-row>
        <table:table-row>
          <table:table-cell office:value-type="string" office:value="LINHAA_O">
            <text:p>LINHAA_O</text:p>
          </table:table-cell>
          <table:table-cell office:value-type="string" office:value="CIDs informados, originalmente, na Linha A da DO.">
            <text:p>CIDs informados, originalmente, na Linha A da DO.</text:p>
          </table:table-cell>
          <table:table-cell office:value-type="string" office:value="linhaa_o">
            <text:p>linhaa_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CIRCOBITO">
            <text:p>CIRCOBITO</text:p>
          </table:table-cell>
          <table:table-cell office:value-type="string" office:value="Indicar provavel circunstancia da morte nao natural:1 – Acidente2 – Suicídio3 – Homicídio4 – Outros9 – Ignorado">
            <text:p>Indicar provavel circunstancia da morte nao natural:1 – Acidente2 – Suicídio3 – Homicídio4 – Outros9 – Ignorado</text:p>
          </table:table-cell>
          <table:table-cell office:value-type="string" office:value="circobito">
            <text:p>circobito</text:p>
          </table:table-cell>
          <table:table-cell office:value-type="string" office:value="Indicar provável circunstância da morte não natural:0 – Nulo 1 – Acidente2 – Suicídio3 – Homicídio4 – Outros88 – Ignorado99 – Inconsistência ">
            <text:p>Indicar provável circunstância da morte não natural:0 – Nulo 1 – Acidente2 – Suicídio3 – Homicídio4 – Outros88 – Ignorado99 – Inconsistência </text:p>
          </table:table-cell>
          <table:table-cell office:value-type="string" office:value="{'1':'1','2':'2','3':'3','4':'4','9':'88'}">
            <text:p>{'1':'1','2':'2','3':'3','4':'4','9':'88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DTCADINF">
            <text:p>DTCADINF</text:p>
          </table:table-cell>
          <table:table-cell office:value-type="string" office:value="Data do cadastro informado: dd mm aaaa">
            <text:p>Data do cadastro informado: dd mm aaaa</text:p>
          </table:table-cell>
          <table:table-cell office:value-type="string" office:value="dtcadinf">
            <text:p>dtcadinf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['2010:2020']">
            <text:p>['2010:2020']</text:p>
          </table:table-cell>
          <table:table-cell office:value-type="string" office:value="['2010:2020']">
            <text:p>['2010:2020']</text:p>
          </table:table-cell>
        </table:table-row>
        <table:table-row>
          <table:table-cell office:value-type="string" office:value="CODCART">
            <text:p>CODCART</text:p>
          </table:table-cell>
          <table:table-cell office:value-type="string" office:value="Código do cartorio">
            <text:p>Código do cartorio</text:p>
          </table:table-cell>
          <table:table-cell office:value-type="string" office:value="codcart">
            <text:p>codcar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NOMEPAI">
            <text:p>NOMEPAI</text:p>
          </table:table-cell>
          <table:table-cell office:value-type="string" office:value="Nome do pai do falecido">
            <text:p>Nome do pai do falecido</text:p>
          </table:table-cell>
          <table:table-cell office:value-type="string" office:value="nomepai">
            <text:p>nomepa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CAUSAMAT">
            <text:p>CAUSAMAT</text:p>
          </table:table-cell>
          <table:table-cell office:value-type="string" office:value="Causa externa associada a uma causa materna">
            <text:p>Causa externa associada a uma causa materna</text:p>
          </table:table-cell>
          <table:table-cell office:value-type="string" office:value="causamat">
            <text:p>causam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11:2020']">
            <text:p>['2011:2020']</text:p>
          </table:table-cell>
          <table:table-cell office:value-type="string" office:value="['2011:2020']">
            <text:p>['2011:2020']</text:p>
          </table:table-cell>
        </table:table-row>
        <table:table-row>
          <table:table-cell office:value-type="string" office:value="CODMUNCART">
            <text:p>CODMUNCART</text:p>
          </table:table-cell>
          <table:table-cell office:value-type="string" office:value="Código do município do cartório">
            <text:p>Código do município do cartório</text:p>
          </table:table-cell>
          <table:table-cell office:value-type="string" office:value="codmuncart">
            <text:p>codmuncar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12:2013']">
            <text:p>['2012:2013']</text:p>
          </table:table-cell>
          <table:table-cell office:value-type="string" office:value="['2012:2013']">
            <text:p>['2012:2013']</text:p>
          </table:table-cell>
        </table:table-row>
        <table:table-row>
          <table:table-cell office:value-type="string" office:value="CAUSABAS_R">
            <text:p>CAUSABAS_R</text:p>
          </table:table-cell>
          <table:table-cell office:value-type="string" office:value="Causa básica resselecionada">
            <text:p>Causa básica resselecionada</text:p>
          </table:table-cell>
          <table:table-cell office:value-type="string" office:value="causabas_r">
            <text:p>causabas_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Tem apenas um registro não-nulo, que é “P021”">
            <text:p>Tem apenas um registro não-nulo, que é “P021”</text:p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NPROC">
            <text:p>NPROC</text:p>
          </table:table-cell>
          <table:table-cell office:value-type="string" office:value="Código da explicação da não resseleção da causa básica:1 – Dependente de perguntas2 – Causa externa3 – Procedimento medico4 – Causa básica por CID de paralisia5 – Regra F6 – CID temporário não pode ser causa básica">
            <text:p>Código da explicação da não resseleção da causa básica:1 – Dependente de perguntas2 – Causa externa3 – Procedimento medico4 – Causa básica por CID de paralisia5 – Regra F6 – CID temporário não pode ser causa básica</text:p>
          </table:table-cell>
          <table:table-cell office:value-type="string" office:value="nproc">
            <text:p>nproc</text:p>
          </table:table-cell>
          <table:table-cell office:value-type="string" office:value="Código da explicação da nao resseleção da causa básica:0 – Nulo 1 – Dependente de perguntas2 – Causa externa3 – Procedimento médico4 – Causa basica por CID de paralisia5 – Regra F6 – CID temporário não pode ser causa básica99 – Inconsistência ">
            <text:p>Código da explicação da nao resseleção da causa básica:0 – Nulo 1 – Dependente de perguntas2 – Causa externa3 – Procedimento médico4 – Causa basica por CID de paralisia5 – Regra F6 – CID temporário não pode ser causa básica99 – Inconsistência </text:p>
          </table:table-cell>
          <table:table-cell office:value-type="string" office:value="{'1':'1','2':'2','3':'3','4':'4','5':'5','6':'6'}">
            <text:p>{'1':'1','2':'2','3':'3','4':'4','5':'5','6':'6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DTINVESTIG">
            <text:p>DTINVESTIG</text:p>
          </table:table-cell>
          <table:table-cell office:value-type="string" office:value="Data da investigacao: dd mm aaaa">
            <text:p>Data da investigacao: dd mm aaaa</text:p>
          </table:table-cell>
          <table:table-cell office:value-type="string" office:value="dtinvestig">
            <text:p>dtinvestig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['2006:2020']">
            <text:p>['2006:2020']</text:p>
          </table:table-cell>
          <table:table-cell office:value-type="string" office:value="['2006:2020']">
            <text:p>['2006:2020']</text:p>
          </table:table-cell>
        </table:table-row>
        <table:table-row>
          <table:table-cell office:value-type="string" office:value="CODINST">
            <text:p>CODINST</text:p>
          </table:table-cell>
          <table:table-cell office:value-type="string" office:value="Código de configuração da instalação: 1º caracter: nivel de instalação (M – municipio, R – regional, E – estadual)2º e 3º caracteres: UF de instalação4º ao 9º caracteres: código do município de instalação10º a 13º caracteres: nº da máquina de instalação">
            <text:p>Código de configuração da instalação: 1º caracter: nivel de instalação (M – municipio, R – regional, E – estadual)2º e 3º caracteres: UF de instalação4º ao 9º caracteres: código do município de instalação10º a 13º caracteres: nº da máquina de instalação</text:p>
          </table:table-cell>
          <table:table-cell office:value-type="string" office:value="codinst">
            <text:p>codin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ESCMAEAGR1">
            <text:p>ESCMAEAGR1</text:p>
          </table:table-cell>
          <table:table-cell office:value-type="string" office:value="Escolaridade 2010 agregada:00 – Sem escolaridade01 – Fundamental I Incompleto02 – Fundamental I Completo03 – Fundamental II Incompleto04 – Fundamental II Completo05 – Ensino Medio Incompleto06 – Ensino Medio Completo07 – Superior Incompleto08 – Superior Completo09 – Ignorado10 – Fundamental I Incompleto ou Inespecifico11 – Fundamental II Incompleto ou Inespecifico 12 – Ensino Medio Incompleto ou Inespecifico">
            <text:p>Escolaridade 2010 agregada:00 – Sem escolaridade01 – Fundamental I Incompleto02 – Fundamental I Completo03 – Fundamental II Incompleto04 – Fundamental II Completo05 – Ensino Medio Incompleto06 – Ensino Medio Completo07 – Superior Incompleto08 – Superior Completo09 – Ignorado10 – Fundamental I Incompleto ou Inespecifico11 – Fundamental II Incompleto ou Inespecifico 12 – Ensino Medio Incompleto ou Inespecifico</text:p>
          </table:table-cell>
          <table:table-cell office:value-type="string" office:value="escmaeagr1">
            <text:p>escmaeagr1</text:p>
          </table:table-cell>
          <table:table-cell office:value-type="string" office:value="Escolaridade 2010 agregada:0 – Nulo1 – Sem escolaridade2 – Fundamental I Incompleto3 – Fundamental I Completo4 – Fundamental II Incompleto5 – Fundamental II Completo6 – Ensino Medio Incompleto7 – Ensino Medio Completo8 – Superior Incompleto9 – Superior Completo10 – Fundamental I Incompleto ou Inespecifico11 – Fundamental II Incompleto ou Inespecifico12 – Ensino Medio Incompleto ou Inespecifico88 – Ignorado99 – Inconsistência">
            <text:p>Escolaridade 2010 agregada:0 – Nulo1 – Sem escolaridade2 – Fundamental I Incompleto3 – Fundamental I Completo4 – Fundamental II Incompleto5 – Fundamental II Completo6 – Ensino Medio Incompleto7 – Ensino Medio Completo8 – Superior Incompleto9 – Superior Completo10 – Fundamental I Incompleto ou Inespecifico11 – Fundamental II Incompleto ou Inespecifico12 – Ensino Medio Incompleto ou Inespecifico88 – Ignorado99 – Inconsistência</text:p>
          </table:table-cell>
          <table:table-cell office:value-type="string" office:value="{'0’:’1’,'00':'1','01':'2','02':'3','03':'4','04':'5','05':'6','06':'7','07':'8','08':'9','09':'88','10’:’10’,'11’:’11’,'12’:’12’}">
            <text:p>{'0’:’1’,'00':'1','01':'2','02':'3','03':'4','04':'5','05':'6','06':'7','07':'8','08':'9','09':'88','10’:’10’,'11’:’11’,'12’:’12’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12', '2014:2020']">
            <text:p>['2012', '2014:2020']</text:p>
          </table:table-cell>
          <table:table-cell office:value-type="string" office:value="['2012', '2014:2020']">
            <text:p>['2012', '2014:2020']</text:p>
          </table:table-cell>
        </table:table-row>
        <table:table-row>
          <table:table-cell office:value-type="string" office:value="COMUNSVOIM">
            <text:p>COMUNSVOIM</text:p>
          </table:table-cell>
          <table:table-cell office:value-type="string" office:value="Codigo do municipio do SVO ou do IML">
            <text:p>Codigo do municipio do SVO ou do IML</text:p>
          </table:table-cell>
          <table:table-cell office:value-type="string" office:value="comunsvoim">
            <text:p>comunsvoi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11:2020']">
            <text:p>['2011:2020']</text:p>
          </table:table-cell>
          <table:table-cell office:value-type="string" office:value="['2011:2020']">
            <text:p>['2011:2020']</text:p>
          </table:table-cell>
        </table:table-row>
        <table:table-row>
          <table:table-cell office:value-type="string" office:value="DTCADINV">
            <text:p>DTCADINV</text:p>
          </table:table-cell>
          <table:table-cell office:value-type="string" office:value="Data de cadastro da investigacao de Morte Materna">
            <text:p>Data de cadastro da investigacao de Morte Materna</text:p>
          </table:table-cell>
          <table:table-cell office:value-type="string" office:value="dtcadinv">
            <text:p>dtcadinv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['2010:2020']">
            <text:p>['2010:2020']</text:p>
          </table:table-cell>
          <table:table-cell office:value-type="string" office:value="['2010:2020']">
            <text:p>['2010:2020']</text:p>
          </table:table-cell>
        </table:table-row>
        <table:table-row>
          <table:table-cell office:value-type="string" office:value="CODMUNNATU">
            <text:p>CODMUNNATU</text:p>
          </table:table-cell>
          <table:table-cell office:value-type="string" office:value="Código do município de naturalidade do falecido">
            <text:p>Código do município de naturalidade do falecido</text:p>
          </table:table-cell>
          <table:table-cell office:value-type="string" office:value="codmunnatu">
            <text:p>codmunnat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DTATESTADO">
            <text:p>DTATESTADO</text:p>
          </table:table-cell>
          <table:table-cell office:value-type="string" office:value="Data do atestado: dd mm aaaa">
            <text:p>Data do atestado: dd mm aaaa</text:p>
          </table:table-cell>
          <table:table-cell office:value-type="string" office:value="dtatestado">
            <text:p>dtatestado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['2006:2020']">
            <text:p>['2006:2020']</text:p>
          </table:table-cell>
          <table:table-cell office:value-type="string" office:value="['2006:2020']">
            <text:p>['2006:2020']</text:p>
          </table:table-cell>
        </table:table-row>
        <table:table-row>
          <table:table-cell office:value-type="string" office:value="NUMSUS">
            <text:p>NUMSUS</text:p>
          </table:table-cell>
          <table:table-cell office:value-type="string" office:value="Número do cartão SUS">
            <text:p>Número do cartão SUS</text:p>
          </table:table-cell>
          <table:table-cell office:value-type="string" office:value="numsus">
            <text:p>numsu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EXAME">
            <text:p>EXAME</text:p>
          </table:table-cell>
          <table:table-cell office:value-type="string" office:value="Exame:1 – Sim2 – Não9 – Ignorado">
            <text:p>Exame:1 – Sim2 – Não9 – Ignorado</text:p>
          </table:table-cell>
          <table:table-cell office:value-type="string" office:value="exame">
            <text:p>exame</text:p>
          </table:table-cell>
          <table:table-cell office:value-type="string" office:value="Exame:0 – Nulo 1 – Sim2 – Não88 – Ignorado99 – Inconsistência">
            <text:p>Exame:0 – Nulo 1 – Sim2 – Não88 – Ignorado99 – Inconsistência</text:p>
          </table:table-cell>
          <table:table-cell office:value-type="string" office:value="{'1':'1','2':'2','9':'88'}">
            <text:p>{'1':'1','2':'2','9':'88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NATURAL">
            <text:p>NATURAL</text:p>
          </table:table-cell>
          <table:table-cell office:value-type="string" office:value="Naturalidade">
            <text:p>Naturalidade</text:p>
          </table:table-cell>
          <table:table-cell office:value-type="string" office:value="natural">
            <text:p>natur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NUMRES">
            <text:p>NUMRES</text:p>
          </table:table-cell>
          <table:table-cell office:value-type="string" office:value="Número da residencia">
            <text:p>Número da residencia</text:p>
          </table:table-cell>
          <table:table-cell office:value-type="string" office:value="numres">
            <text:p>num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CB_PRE">
            <text:p>CB_PRE</text:p>
          </table:table-cell>
          <table:table-cell office:value-type="string" office:value="Causa básica informada antes da resseleção">
            <text:p>Causa básica informada antes da resseleção</text:p>
          </table:table-cell>
          <table:table-cell office:value-type="string" office:value="cb_pre">
            <text:p>cb_p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6:2010', '2014:2020']">
            <text:p>['2006:2010', '2014:2020']</text:p>
          </table:table-cell>
          <table:table-cell office:value-type="string" office:value="['2006:2010', '2014:2020']">
            <text:p>['2006:2010', '2014:2020']</text:p>
          </table:table-cell>
        </table:table-row>
        <table:table-row>
          <table:table-cell office:value-type="string" office:value="CIRURGIA">
            <text:p>CIRURGIA</text:p>
          </table:table-cell>
          <table:table-cell office:value-type="string" office:value="Cirurgia:1 – Sim2 – Nao9 – Ignorado">
            <text:p>Cirurgia:1 – Sim2 – Nao9 – Ignorado</text:p>
          </table:table-cell>
          <table:table-cell office:value-type="string" office:value="cirurgia">
            <text:p>cirurgia</text:p>
          </table:table-cell>
          <table:table-cell office:value-type="string" office:value="Cirurgia:0 – Nulo1 – Sim2 – Não88 – Ignorado99 – Inconsistência ">
            <text:p>Cirurgia:0 – Nulo1 – Sim2 – Não88 – Ignorado99 – Inconsistência </text:p>
          </table:table-cell>
          <table:table-cell office:value-type="string" office:value="{'1':'1','2':'2','9':'88'}">
            <text:p>{'1':'1','2':'2','9':'88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ORIGEM">
            <text:p>ORIGEM</text:p>
          </table:table-cell>
          <table:table-cell office:value-type="string" office:value="">
            <text:p/>
          </table:table-cell>
          <table:table-cell office:value-type="string" office:value="origem">
            <text:p>orig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Não há informação sobre o significado dessa coluna na base de dados">
            <text:p>Não há informação sobre o significado dessa coluna na base de dados</text:p>
          </table:table-cell>
          <table:table-cell office:value-type="string" office:value="['2010:2020']">
            <text:p>['2010:2020']</text:p>
          </table:table-cell>
          <table:table-cell office:value-type="string" office:value="['2010:2020']">
            <text:p>['2010:2020']</text:p>
          </table:table-cell>
        </table:table-row>
        <table:table-row>
          <table:table-cell office:value-type="string" office:value="ATESTANTE">
            <text:p>ATESTANTE</text:p>
          </table:table-cell>
          <table:table-cell office:value-type="string" office:value="Indica se o medico que assina atendeu o paciente:1 – Sim2 – Substituto3 – IML4 – SVO5 – Outros">
            <text:p>Indica se o medico que assina atendeu o paciente:1 – Sim2 – Substituto3 – IML4 – SVO5 – Outros</text:p>
          </table:table-cell>
          <table:table-cell office:value-type="string" office:value="atestante">
            <text:p>atestante</text:p>
          </table:table-cell>
          <table:table-cell office:value-type="string" office:value="Indica se o medico que assina atendeu o paciente:0 – Nulo 1 – Sim2 – Substituto3 – IML4 – SVO5 – Outros99 – Inconsistência">
            <text:p>Indica se o medico que assina atendeu o paciente:0 – Nulo 1 – Sim2 – Substituto3 – IML4 – SVO5 – Outros99 – Inconsistência</text:p>
          </table:table-cell>
          <table:table-cell office:value-type="string" office:value="{'1':'1','S':'1','2':'2','3':'3','4':'4','5':'5'}">
            <text:p>{'1':'1','S':'1','2':'2','3':'3','4':'4','5':'5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01:2020']">
            <text:p>['2001:2020']</text:p>
          </table:table-cell>
          <table:table-cell office:value-type="string" office:value="['2001:2020']">
            <text:p>['2001:2020']</text:p>
          </table:table-cell>
        </table:table-row>
        <table:table-row>
          <table:table-cell office:value-type="string" office:value="CODDISOCOR">
            <text:p>CODDISOCOR</text:p>
          </table:table-cell>
          <table:table-cell office:value-type="string" office:value="Codigo do distrito de ocorrencia">
            <text:p>Codigo do distrito de ocorrencia</text:p>
          </table:table-cell>
          <table:table-cell office:value-type="string" office:value="coddisocor">
            <text:p>coddiso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LINHAD_O">
            <text:p>LINHAD_O</text:p>
          </table:table-cell>
          <table:table-cell office:value-type="string" office:value="CIDs informados, originalmente, na Linha D da DO.">
            <text:p>CIDs informados, originalmente, na Linha D da DO.</text:p>
          </table:table-cell>
          <table:table-cell office:value-type="string" office:value="linhad_o">
            <text:p>linhad_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CODBAIRES">
            <text:p>CODBAIRES</text:p>
          </table:table-cell>
          <table:table-cell office:value-type="string" office:value="Código do bairro de residencia">
            <text:p>Código do bairro de residencia</text:p>
          </table:table-cell>
          <table:table-cell office:value-type="string" office:value="codbaires">
            <text:p>codbai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DTRECORIG">
            <text:p>DTRECORIG</text:p>
          </table:table-cell>
          <table:table-cell office:value-type="string" office:value="Data do recebimento original: dd mm aaaa">
            <text:p>Data do recebimento original: dd mm aaaa</text:p>
          </table:table-cell>
          <table:table-cell office:value-type="string" office:value="dtrecorig">
            <text:p>dtrecorig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['2011:2013']">
            <text:p>['2011:2013']</text:p>
          </table:table-cell>
          <table:table-cell office:value-type="string" office:value="['2011:2013']">
            <text:p>['2011:2013']</text:p>
          </table:table-cell>
        </table:table-row>
        <table:table-row>
          <table:table-cell office:value-type="string" office:value="CODPAISRES">
            <text:p>CODPAISRES</text:p>
          </table:table-cell>
          <table:table-cell office:value-type="string" office:value="Código do pais de residencia">
            <text:p>Código do pais de residencia</text:p>
          </table:table-cell>
          <table:table-cell office:value-type="string" office:value="codpaisres">
            <text:p>codpais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ATESTADO">
            <text:p>ATESTADO</text:p>
          </table:table-cell>
          <table:table-cell office:value-type="string" office:value="CIDs informado no atestado">
            <text:p>CIDs informado no atestado</text:p>
          </table:table-cell>
          <table:table-cell office:value-type="string" office:value="atestado">
            <text:p>atestado</text:p>
          </table:table-cell>
          <table:table-cell office:value-type="string" office:value="CIDs informado no atestado">
            <text:p>CIDs informado no atestado</text:p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TPPOS">
            <text:p>TPPOS</text:p>
          </table:table-cell>
          <table:table-cell office:value-type="string" office:value="Óbito investigado1 – sim2 – não">
            <text:p>Óbito investigado1 – sim2 – não</text:p>
          </table:table-cell>
          <table:table-cell office:value-type="string" office:value="tppos">
            <text:p>tppos</text:p>
          </table:table-cell>
          <table:table-cell office:value-type="string" office:value="Óbito investigado:0 – Nulo1 – Sim2 – Não99 – Inconsistência">
            <text:p>Óbito investigado:0 – Nulo1 – Sim2 – Não99 – Inconsistência</text:p>
          </table:table-cell>
          <table:table-cell office:value-type="string" office:value="{'S':'1','N':'2'}">
            <text:p>{'S':'1','N':'2'}</text:p>
          </table:table-cell>
          <table:table-cell office:value-type="string" office:value="Byte">
            <text:p>Byte</text:p>
          </table:table-cell>
          <table:table-cell office:value-type="string" office:value="Os valores presentes na base são N e S">
            <text:p>Os valores presentes na base são N e S</text:p>
          </table:table-cell>
          <table:table-cell office:value-type="string" office:value="['2006:2020']">
            <text:p>['2006:2020']</text:p>
          </table:table-cell>
          <table:table-cell office:value-type="string" office:value="['2006:2020']">
            <text:p>['2006:2020']</text:p>
          </table:table-cell>
        </table:table-row>
        <table:table-row>
          <table:table-cell office:value-type="string" office:value="MORTEPARTO">
            <text:p>MORTEPARTO</text:p>
          </table:table-cell>
          <table:table-cell office:value-type="string" office:value="Momento do óbito em relação ao parto:1 – Antes2 – Durante3 – Após9 – Ignorado">
            <text:p>Momento do óbito em relação ao parto:1 – Antes2 – Durante3 – Após9 – Ignorado</text:p>
          </table:table-cell>
          <table:table-cell office:value-type="string" office:value="morteparto">
            <text:p>morteparto</text:p>
          </table:table-cell>
          <table:table-cell office:value-type="string" office:value="Momento do óbito em relação ao parto:0 – Nulo 1 – Antes2 – Durante3 – Após88 – Ignorado99 – Inconsistência">
            <text:p>Momento do óbito em relação ao parto:0 – Nulo 1 – Antes2 – Durante3 – Após88 – Ignorado99 – Inconsistência</text:p>
          </table:table-cell>
          <table:table-cell office:value-type="string" office:value="{'1':'1','2':'2','3':'3','9':'88'}">
            <text:p>{'1':'1','2':'2','3':'3','9':'88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09:2020']">
            <text:p>['2009:2020']</text:p>
          </table:table-cell>
          <table:table-cell office:value-type="string" office:value="['2009:2020']">
            <text:p>['2009:2020']</text:p>
          </table:table-cell>
        </table:table-row>
        <table:table-row>
          <table:table-cell office:value-type="string" office:value="LINHAC_O">
            <text:p>LINHAC_O</text:p>
          </table:table-cell>
          <table:table-cell office:value-type="string" office:value="CIDs informados, originalmente, na Linha C da DO.">
            <text:p>CIDs informados, originalmente, na Linha C da DO.</text:p>
          </table:table-cell>
          <table:table-cell office:value-type="string" office:value="linhac_o">
            <text:p>linhac_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COMPLRES">
            <text:p>COMPLRES</text:p>
          </table:table-cell>
          <table:table-cell office:value-type="string" office:value="Complemento da residencia">
            <text:p>Complemento da residencia</text:p>
          </table:table-cell>
          <table:table-cell office:value-type="string" office:value="complres">
            <text:p>compl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NUMENDOCOR">
            <text:p>NUMENDOCOR</text:p>
          </table:table-cell>
          <table:table-cell office:value-type="string" office:value="Número do endereço de ocorrência">
            <text:p>Número do endereço de ocorrência</text:p>
          </table:table-cell>
          <table:table-cell office:value-type="string" office:value="numendocor">
            <text:p>numendo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TPOBITOCOR">
            <text:p>TPOBITOCOR</text:p>
          </table:table-cell>
          <table:table-cell office:value-type="string" office:value="O óbito ocorreu:01 – Durante a gestação02 – Durante abortamento03 – Após abortamento04 – No parto ou ate 1 hora apos o parto05 – No puerperio (ate 42 dias do termino da gestacao)06 – Entre o 43º dia e ate um ano após o término da gestação07 – Investigação não identificou o momento do óbito08 – Mais de 1 ano após o parto09 – O óbito não ocorreu em nenhuma das circunstancias acima mencionadas">
            <text:p>O óbito ocorreu:01 – Durante a gestação02 – Durante abortamento03 – Após abortamento04 – No parto ou ate 1 hora apos o parto05 – No puerperio (ate 42 dias do termino da gestacao)06 – Entre o 43º dia e ate um ano após o término da gestação07 – Investigação não identificou o momento do óbito08 – Mais de 1 ano após o parto09 – O óbito não ocorreu em nenhuma das circunstancias acima mencionadas</text:p>
          </table:table-cell>
          <table:table-cell office:value-type="string" office:value="tpobitocor">
            <text:p>tpobitocor</text:p>
          </table:table-cell>
          <table:table-cell office:value-type="string" office:value="O óbito ocorreu:0 – Nulo 1 – Durante a gestação2 – Durante abortamento3 – Após abortamento4 – No parto ou ate 1 hora após o parto5 – No puerperio (ate 42 dias do termino da gestação)6 – Entre o 43º dia e ate um ano apos o termino da gestação7 – Investigação não identificou o momento do óbito8 – Mais de 1 ano após o parto9 – O óbito não ocorreu em nenhuma das circunstancias acima mencionadas99 – Inconsistência">
            <text:p>O óbito ocorreu:0 – Nulo 1 – Durante a gestação2 – Durante abortamento3 – Após abortamento4 – No parto ou ate 1 hora após o parto5 – No puerperio (ate 42 dias do termino da gestação)6 – Entre o 43º dia e ate um ano apos o termino da gestação7 – Investigação não identificou o momento do óbito8 – Mais de 1 ano após o parto9 – O óbito não ocorreu em nenhuma das circunstancias acima mencionadas99 – Inconsistência</text:p>
          </table:table-cell>
          <table:table-cell office:value-type="string" office:value="{'1':'1','2':'2','3':'3','4':'4','5':'5','6':'6','7':'7','8':'8','9':'9'}">
            <text:p>{'1':'1','2':'2','3':'3','4':'4','5':'5','6':'6','7':'7','8':'8','9':'9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09:2020']">
            <text:p>['2009:2020']</text:p>
          </table:table-cell>
          <table:table-cell office:value-type="string" office:value="['2009:2020']">
            <text:p>['2009:2020']</text:p>
          </table:table-cell>
        </table:table-row>
        <table:table-row>
          <table:table-cell office:value-type="string" office:value="NUDIASOBIN">
            <text:p>NUDIASOBIN</text:p>
          </table:table-cell>
          <table:table-cell office:value-type="string" office:value="Diferença entre a data de óbito e data cadastro da investigação, em dias">
            <text:p>Diferença entre a data de óbito e data cadastro da investigação, em dias</text:p>
          </table:table-cell>
          <table:table-cell office:value-type="string" office:value="nudiasobin">
            <text:p>nudiasob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['2012:2020']">
            <text:p>['2012:2020']</text:p>
          </table:table-cell>
          <table:table-cell office:value-type="string" office:value="['2012:2020']">
            <text:p>['2012:2020']</text:p>
          </table:table-cell>
        </table:table-row>
        <table:table-row>
          <table:table-cell office:value-type="string" office:value="LINHAII_O">
            <text:p>LINHAII_O</text:p>
          </table:table-cell>
          <table:table-cell office:value-type="string" office:value="CIDs informados, originalmente, na Parte II da DO.">
            <text:p>CIDs informados, originalmente, na Parte II da DO.</text:p>
          </table:table-cell>
          <table:table-cell office:value-type="string" office:value="linhaii_o">
            <text:p>linhaii_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DTRESSELE">
            <text:p>DTRESSELE</text:p>
          </table:table-cell>
          <table:table-cell office:value-type="string" office:value="Data da resseleção: dd mm aaaa">
            <text:p>Data da resseleção: dd mm aaaa</text:p>
          </table:table-cell>
          <table:table-cell office:value-type="string" office:value="dtressele">
            <text:p>dtressele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Há apenas um registro em formato Date (11042015).">
            <text:p>Há apenas um registro em formato Date (11042015).</text:p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NUMEROLOTE">
            <text:p>NUMEROLOTE</text:p>
          </table:table-cell>
          <table:table-cell office:value-type="string" office:value="Número do lote">
            <text:p>Número do lote</text:p>
          </table:table-cell>
          <table:table-cell office:value-type="string" office:value="numerolote">
            <text:p>numerolo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STRESSELE">
            <text:p>STRESSELE</text:p>
          </table:table-cell>
          <table:table-cell office:value-type="string" office:value="Status da resseleção:1 – Sim2 – Nâo">
            <text:p>Status da resseleção:1 – Sim2 – Nâo</text:p>
          </table:table-cell>
          <table:table-cell office:value-type="string" office:value="stressele">
            <text:p>stressele</text:p>
          </table:table-cell>
          <table:table-cell office:value-type="string" office:value="Status da resseleção:0 – Nulo1 – Sim2 – Não99 – Inconsistência">
            <text:p>Status da resseleção:0 – Nulo1 – Sim2 – Não99 – Inconsistência</text:p>
          </table:table-cell>
          <table:table-cell office:value-type="string" office:value="{'1':'1','2':'2','S':'1','N':'2'}">
            <text:p>{'1':'1','2':'2','S':'1','N':'2'}</text:p>
          </table:table-cell>
          <table:table-cell office:value-type="string" office:value="Byte">
            <text:p>Byte</text:p>
          </table:table-cell>
          <table:table-cell office:value-type="string" office:value="Na base os valores presentes são null e S">
            <text:p>Na base os valores presentes são null e S</text:p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ENDOCOR">
            <text:p>ENDOCOR</text:p>
          </table:table-cell>
          <table:table-cell office:value-type="string" office:value="Endereço da ocorrência">
            <text:p>Endereço da ocorrência</text:p>
          </table:table-cell>
          <table:table-cell office:value-type="string" office:value="endocor">
            <text:p>endo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CODIFICADO">
            <text:p>CODIFICADO</text:p>
          </table:table-cell>
          <table:table-cell office:value-type="string" office:value="CodificadoS – Se estiver codificadoN – Se não estiver">
            <text:p>CodificadoS – Se estiver codificadoN – Se não estiver</text:p>
          </table:table-cell>
          <table:table-cell office:value-type="string" office:value="codificado">
            <text:p>codificado</text:p>
          </table:table-cell>
          <table:table-cell office:value-type="string" office:value="0 – Nulo1 – Se estiver codificado2 – Se não estiver codificado99 – Inconsistência">
            <text:p>0 – Nulo1 – Se estiver codificado2 – Se não estiver codificado99 – Inconsistência</text:p>
          </table:table-cell>
          <table:table-cell office:value-type="string" office:value="{'S':'1','N':'2'}">
            <text:p>{'S':'1','N':'2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DTREGCART">
            <text:p>DTREGCART</text:p>
          </table:table-cell>
          <table:table-cell office:value-type="string" office:value="Data do registro do cartorio: dd mm aaaa">
            <text:p>Data do registro do cartorio: dd mm aaaa</text:p>
          </table:table-cell>
          <table:table-cell office:value-type="string" office:value="dtregcart">
            <text:p>dtregcart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">
            <text:p/>
          </table:table-cell>
          <table:table-cell office:value-type="string" office:value="['2012:2013']">
            <text:p>['2012:2013']</text:p>
          </table:table-cell>
          <table:table-cell office:value-type="string" office:value="['2012:2013']">
            <text:p>['2012:2013']</text:p>
          </table:table-cell>
        </table:table-row>
        <table:table-row>
          <table:table-cell office:value-type="string" office:value="SERIESCMAE">
            <text:p>SERIESCMAE</text:p>
          </table:table-cell>
          <table:table-cell office:value-type="string" office:value="Serie escolar da mãe:Valores de 1 a 8">
            <text:p>Serie escolar da mãe:Valores de 1 a 8</text:p>
          </table:table-cell>
          <table:table-cell office:value-type="string" office:value="seriescmae">
            <text:p>seriescmae</text:p>
          </table:table-cell>
          <table:table-cell office:value-type="string" office:value="Série escolar da mãe:Valores de 1 a 80 – Nulo99 – Inconsistência">
            <text:p>Série escolar da mãe:Valores de 1 a 80 – Nulo99 – Inconsistência</text:p>
          </table:table-cell>
          <table:table-cell office:value-type="string" office:value="{'1':'1','2':'2','3':'3','4':'4','5':'5','6':'6','7':'7','8':'8'}">
            <text:p>{'1':'1','2':'2','3':'3','4':'4','5':'5','6':'6','7':'7','8':'8'}</text:p>
          </table:table-cell>
          <table:table-cell office:value-type="string" office:value="Byte">
            <text:p>Byte</text:p>
          </table:table-cell>
          <table:table-cell office:value-type="string" office:value="O valor 9 aparece na base mesmo não estando no dicionário">
            <text:p>O valor 9 aparece na base mesmo não estando no dicionário</text:p>
          </table:table-cell>
          <table:table-cell office:value-type="string" office:value="['2012:2020']">
            <text:p>['2012:2020']</text:p>
          </table:table-cell>
          <table:table-cell office:value-type="string" office:value="['2012:2020']">
            <text:p>['2012:2020']</text:p>
          </table:table-cell>
        </table:table-row>
        <table:table-row>
          <table:table-cell office:value-type="string" office:value="BAIOCOR">
            <text:p>BAIOCOR</text:p>
          </table:table-cell>
          <table:table-cell office:value-type="string" office:value="Bairro de ocorrência">
            <text:p>Bairro de ocorrência</text:p>
          </table:table-cell>
          <table:table-cell office:value-type="string" office:value="baiocor">
            <text:p>baio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CEPOCOR">
            <text:p>CEPOCOR</text:p>
          </table:table-cell>
          <table:table-cell office:value-type="string" office:value="CEP do endereço de ocorrência">
            <text:p>CEP do endereço de ocorrência</text:p>
          </table:table-cell>
          <table:table-cell office:value-type="string" office:value="cepocor">
            <text:p>cepo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CAUSABAS_O">
            <text:p>CAUSABAS_O</text:p>
          </table:table-cell>
          <table:table-cell office:value-type="string" office:value="Causa básica original">
            <text:p>Causa básica original</text:p>
          </table:table-cell>
          <table:table-cell office:value-type="string" office:value="causabas_o">
            <text:p>causabas_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06:2020']">
            <text:p>['2006:2020']</text:p>
          </table:table-cell>
          <table:table-cell office:value-type="string" office:value="['2006:2020']">
            <text:p>['2006:2020']</text:p>
          </table:table-cell>
        </table:table-row>
        <table:table-row>
          <table:table-cell office:value-type="string" office:value="FONTEINV">
            <text:p>FONTEINV</text:p>
          </table:table-cell>
          <table:table-cell office:value-type="string" office:value="Fonte de investigação:1 – Comite de morte materna e/ou infantil2 – Visita domiciliar / Entrevista familia3 – Estabelecimento de saude / Prontuario4 – Relacionado com outros bancos de dados5 – SVO6 – IML7 – Outra fonte8 – Multiplas fontes 9 – Ignorado ">
            <text:p>Fonte de investigação:1 – Comite de morte materna e/ou infantil2 – Visita domiciliar / Entrevista familia3 – Estabelecimento de saude / Prontuario4 – Relacionado com outros bancos de dados5 – SVO6 – IML7 – Outra fonte8 – Multiplas fontes 9 – Ignorado </text:p>
          </table:table-cell>
          <table:table-cell office:value-type="string" office:value="fonteinv">
            <text:p>fonteinv</text:p>
          </table:table-cell>
          <table:table-cell office:value-type="string" office:value="Fonte de investigação:0 – Nulo 1 – Comite de morte materna e/ou infantil2 – Visita domiciliar / Entrevista familia3 – Estabelecimento de saude / Prontuario4 – Relacionado com outros bancos de dados5 – SVO6 – IML7 – Outra fonte8 – Multiplas fontes 88 – Ignorado 99 – Inconsistência">
            <text:p>Fonte de investigação:0 – Nulo 1 – Comite de morte materna e/ou infantil2 – Visita domiciliar / Entrevista familia3 – Estabelecimento de saude / Prontuario4 – Relacionado com outros bancos de dados5 – SVO6 – IML7 – Outra fonte8 – Multiplas fontes 88 – Ignorado 99 – Inconsistência</text:p>
          </table:table-cell>
          <table:table-cell office:value-type="string" office:value="{'1':'1','2':'2','3':'3','4':'4','5':'5','6':'6','7':'7','8':'8','9':'88'}">
            <text:p>{'1':'1','2':'2','3':'3','4':'4','5':'5','6':'6','7':'7','8':'8','9':'88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06:2020']">
            <text:p>['2006:2020']</text:p>
          </table:table-cell>
          <table:table-cell office:value-type="string" office:value="['2006:2020']">
            <text:p>['2006:2020']</text:p>
          </table:table-cell>
        </table:table-row>
        <table:table-row>
          <table:table-cell office:value-type="string" office:value="CODENDOCOR">
            <text:p>CODENDOCOR</text:p>
          </table:table-cell>
          <table:table-cell office:value-type="string" office:value="Código do endereço de ocorrência">
            <text:p>Código do endereço de ocorrência</text:p>
          </table:table-cell>
          <table:table-cell office:value-type="string" office:value="codendocor">
            <text:p>codendo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CODREGRES">
            <text:p>CODREGRES</text:p>
          </table:table-cell>
          <table:table-cell office:value-type="string" office:value="Código da região de residencia">
            <text:p>Código da região de residencia</text:p>
          </table:table-cell>
          <table:table-cell office:value-type="string" office:value="codregres">
            <text:p>codreg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ESCFALAGR1">
            <text:p>ESCFALAGR1</text:p>
          </table:table-cell>
          <table:table-cell office:value-type="string" office:value="Escolaridade 2010 agregada:00 – Sem escolaridade01 – Fundamental I Incompleto02 – Fundamental I Completo03 – Fundamental II Incompleto04 – Fundamental II Completo05 – Ensino Medio Incompleto06 – Ensino Medio Completo07 – Superior Incompleto08 – Superior Completo09 – Ignorado10 – Fundamental I Incompleto ou Inespecifico11 – Fundamental II Incompleto ou Inespecifico 12 – Ensino Medio Incompleto ou Inespecifico">
            <text:p>Escolaridade 2010 agregada:00 – Sem escolaridade01 – Fundamental I Incompleto02 – Fundamental I Completo03 – Fundamental II Incompleto04 – Fundamental II Completo05 – Ensino Medio Incompleto06 – Ensino Medio Completo07 – Superior Incompleto08 – Superior Completo09 – Ignorado10 – Fundamental I Incompleto ou Inespecifico11 – Fundamental II Incompleto ou Inespecifico 12 – Ensino Medio Incompleto ou Inespecifico</text:p>
          </table:table-cell>
          <table:table-cell office:value-type="string" office:value="escfalagr1">
            <text:p>escfalagr1</text:p>
          </table:table-cell>
          <table:table-cell office:value-type="string" office:value="Escolaridade 2010 agregada:0 – Nulo 1 – Sem escolaridade2 – Fundamental I Incompleto3 – Fundamental I Completo4 – Fundamental II Incompleto5 – Fundamental II Completo6 – Ensino Médio Incompleto7 – Ensino Médio Completo8 – Superior Incompleto9 – Superior Completo10 – Fundamental I Incompleto ou Inespecifico11 – Fundamental II Incompleto ou Inespecifico12 – Ensino Medio Incompleto ou Inespecifico88 – Ignorado99 – Inconsistência">
            <text:p>Escolaridade 2010 agregada:0 – Nulo 1 – Sem escolaridade2 – Fundamental I Incompleto3 – Fundamental I Completo4 – Fundamental II Incompleto5 – Fundamental II Completo6 – Ensino Médio Incompleto7 – Ensino Médio Completo8 – Superior Incompleto9 – Superior Completo10 – Fundamental I Incompleto ou Inespecifico11 – Fundamental II Incompleto ou Inespecifico12 – Ensino Medio Incompleto ou Inespecifico88 – Ignorado99 – Inconsistência</text:p>
          </table:table-cell>
          <table:table-cell office:value-type="string" office:value="{'0’:’1’,'00':'1','01':'2','02':'3','03':'4','04':'5','05':'6','06':'7','07':'8','08':'9','09':'88','10’:’10’,'11’:’11’,'12’:’12’}">
            <text:p>{'0’:’1’,'00':'1','01':'2','02':'3','03':'4','04':'5','05':'6','06':'7','07':'8','08':'9','09':'88','10’:’10’,'11’:’11’,'12’:’12’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12', '2014:2020']">
            <text:p>['2012', '2014:2020']</text:p>
          </table:table-cell>
          <table:table-cell office:value-type="string" office:value="['2012', '2014:2020']">
            <text:p>['2012', '2014:2020']</text:p>
          </table:table-cell>
        </table:table-row>
        <table:table-row>
          <table:table-cell office:value-type="string" office:value="NECROPSIA">
            <text:p>NECROPSIA</text:p>
          </table:table-cell>
          <table:table-cell office:value-type="string" office:value="Confirmação do diagnóstico por necropsia:1 – Sim2 – Não 9 – Ignorado">
            <text:p>Confirmação do diagnóstico por necropsia:1 – Sim2 – Não 9 – Ignorado</text:p>
          </table:table-cell>
          <table:table-cell office:value-type="string" office:value="necropsia">
            <text:p>necropsia</text:p>
          </table:table-cell>
          <table:table-cell office:value-type="string" office:value="Confirmação do diagnóstico por necropsia:0 – Nulo 1 – Sim2 – Não 88 – Ignorado99 – Inconsistência ">
            <text:p>Confirmação do diagnóstico por necropsia:0 – Nulo 1 – Sim2 – Não 88 – Ignorado99 – Inconsistência </text:p>
          </table:table-cell>
          <table:table-cell office:value-type="string" office:value="{'1':'1','2':'2','9':'88'}">
            <text:p>{'1':'1','2':'2','9':'88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00:2020']">
            <text:p>['2000:2020']</text:p>
          </table:table-cell>
          <table:table-cell office:value-type="string" office:value="['2000:2020']">
            <text:p>['2000:2020']</text:p>
          </table:table-cell>
        </table:table-row>
        <table:table-row>
          <table:table-cell office:value-type="string" office:value="TPRESGINFO">
            <text:p>TPRESGINFO</text:p>
          </table:table-cell>
          <table:table-cell office:value-type="string" office:value="Inv Resg Causa/Corr. A investigação permitiu o resgate de alguma causa de óbito não informado, ou a correção de alguma antes informada?Valores:01 - Não acrescentou nem corrigiu informação02 - Sim, permitiu o resgate de novas informações03 - Sim, permitiu a correção de alguma das causas informadas originalmente.">
            <text:p>Inv Resg Causa/Corr. A investigação permitiu o resgate de alguma causa de óbito não informado, ou a correção de alguma antes informada?Valores:01 - Não acrescentou nem corrigiu informação02 - Sim, permitiu o resgate de novas informações03 - Sim, permitiu a correção de alguma das causas informadas originalmente.</text:p>
          </table:table-cell>
          <table:table-cell office:value-type="string" office:value="tpresginfo">
            <text:p>tpresginfo</text:p>
          </table:table-cell>
          <table:table-cell office:value-type="string" office:value="A investigação permitiu o resgate de alguma causa de óbito não informado, ou a correção de alguma antes informada?0 - Nulo1 - Não acrescentou nem corrigiu informação2 - Sim, permitiu o resgate de novas informações3 - Sim, permitiu a correção de alguma das causas99 – Inconsistência">
            <text:p>A investigação permitiu o resgate de alguma causa de óbito não informado, ou a correção de alguma antes informada?0 - Nulo1 - Não acrescentou nem corrigiu informação2 - Sim, permitiu o resgate de novas informações3 - Sim, permitiu a correção de alguma das causas99 – Inconsistência</text:p>
          </table:table-cell>
          <table:table-cell office:value-type="string" office:value="{'1':'1','2':'2','3':'3'}">
            <text:p>{'1':'1','2':'2','3':'3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ESTABDESCR">
            <text:p>ESTABDESCR</text:p>
          </table:table-cell>
          <table:table-cell office:value-type="string" office:value="">
            <text:p/>
          </table:table-cell>
          <table:table-cell office:value-type="string" office:value="estabdescr">
            <text:p>estabdesc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CODDISRES">
            <text:p>CODDISRES</text:p>
          </table:table-cell>
          <table:table-cell office:value-type="string" office:value="Código do distrito de residência">
            <text:p>Código do distrito de residência</text:p>
          </table:table-cell>
          <table:table-cell office:value-type="string" office:value="coddisres">
            <text:p>coddis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ALTCAUSA">
            <text:p>ALTCAUSA</text:p>
          </table:table-cell>
          <table:table-cell office:value-type="string" office:value="Houve correção ou alteração da causa do óbito após investigação.Valores:1 – Sim2 – Não">
            <text:p>Houve correção ou alteração da causa do óbito após investigação.Valores:1 – Sim2 – Não</text:p>
          </table:table-cell>
          <table:table-cell office:value-type="string" office:value="altcausa">
            <text:p>altcausa</text:p>
          </table:table-cell>
          <table:table-cell office:value-type="string" office:value="Houve correção ou alteração da causa do óbito após investigação.Valores:0 – Nulo1 – Sim2 – Não99 – Inconsistência">
            <text:p>Houve correção ou alteração da causa do óbito após investigação.Valores:0 – Nulo1 – Sim2 – Não99 – Inconsistência</text:p>
          </table:table-cell>
          <table:table-cell office:value-type="string" office:value="{'1':'1','2':'2'}">
            <text:p>{'1':'1','2':'2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FONTESINF">
            <text:p>FONTESINF</text:p>
          </table:table-cell>
          <table:table-cell office:value-type="string" office:value="">
            <text:p/>
          </table:table-cell>
          <table:table-cell office:value-type="string" office:value="fontesinf">
            <text:p>fontesin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NUDIASOBCO">
            <text:p>NUDIASOBCO</text:p>
          </table:table-cell>
          <table:table-cell office:value-type="string" office:value="Diferença entre a data óbito e a data conclusão da investigação, em dias.">
            <text:p>Diferença entre a data óbito e a data conclusão da investigação, em dias.</text:p>
          </table:table-cell>
          <table:table-cell office:value-type="string" office:value="nudiasobco">
            <text:p>nudiasobc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NUDIASINF">
            <text:p>NUDIASINF</text:p>
          </table:table-cell>
          <table:table-cell office:value-type="string" office:value="">
            <text:p/>
          </table:table-cell>
          <table:table-cell office:value-type="string" office:value="nudiasinf">
            <text:p>nudiasin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Não há indicação no dicionário original sobre o significado dessa variável.">
            <text:p>Não há indicação no dicionário original sobre o significado dessa variável.</text:p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DTRECORIGA">
            <text:p>DTRECORIGA</text:p>
          </table:table-cell>
          <table:table-cell office:value-type="string" office:value="">
            <text:p/>
          </table:table-cell>
          <table:table-cell office:value-type="string" office:value="dtrecoriga">
            <text:p>dtrecoriga</text:p>
          </table:table-cell>
          <table:table-cell office:value-type="string" office:value="ddmmaaaa">
            <text:p>ddmmaaaa</text:p>
          </table:table-cell>
          <table:table-cell office:value-type="string" office:value="">
            <text:p/>
          </table:table-cell>
          <table:table-cell office:value-type="string" office:value="Date">
            <text:p>Date</text:p>
          </table:table-cell>
          <table:table-cell office:value-type="string" office:value="Não há indicação no dicionário original sobre o significado dessa variável.">
            <text:p>Não há indicação no dicionário original sobre o significado dessa variável.</text:p>
          </table:table-cell>
          <table:table-cell office:value-type="string" office:value="['2011:2012', '2014:2020']">
            <text:p>['2011:2012', '2014:2020']</text:p>
          </table:table-cell>
          <table:table-cell office:value-type="string" office:value="['2011:2012', '2014:2020']">
            <text:p>['2011:2012', '2014:2020']</text:p>
          </table:table-cell>
        </table:table-row>
        <table:table-row>
          <table:table-cell office:value-type="string" office:value="TPNIVELINV">
            <text:p>TPNIVELINV</text:p>
          </table:table-cell>
          <table:table-cell office:value-type="string" office:value="Tipo de nível investigador.Valores:E – Estadual;R – Regional;M – Municipal.">
            <text:p>Tipo de nível investigador.Valores:E – Estadual;R – Regional;M – Municipal.</text:p>
          </table:table-cell>
          <table:table-cell office:value-type="string" office:value="tpnivelinv">
            <text:p>tpnivelinv</text:p>
          </table:table-cell>
          <table:table-cell office:value-type="string" office:value="Tipo de nível investigador.Valores:0 – Nulo1 – Estadual2 – Regional3 – Municipal99 – Inconsistência">
            <text:p>Tipo de nível investigador.Valores:0 – Nulo1 – Estadual2 – Regional3 – Municipal99 – Inconsistência</text:p>
          </table:table-cell>
          <table:table-cell office:value-type="string" office:value="{'E':'1','R':'2','M’:’3’}">
            <text:p>{'E':'1','R':'2','M’:’3’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FONTES">
            <text:p>FONTES</text:p>
          </table:table-cell>
          <table:table-cell office:value-type="string" office:value="Combinado de caracteres conforme o preenchimento dos campos de fontes (FONTENTREV, FONTEAMBUL, FONTEPRONT, FONTESVO,FONTEIML, FONTEPROF): se preenchido caractere “S”, se o campoestiver vazio caractere “X”.">
            <text:p>Combinado de caracteres conforme o preenchimento dos campos de fontes (FONTENTREV, FONTEAMBUL, FONTEPRONT, FONTESVO,FONTEIML, FONTEPROF): se preenchido caractere “S”, se o campoestiver vazio caractere “X”.</text:p>
          </table:table-cell>
          <table:table-cell office:value-type="string" office:value="fontes">
            <text:p>font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tring">
            <text:p>String</text:p>
          </table:table-cell>
          <table:table-cell office:value-type="string" office:value="">
            <text:p/>
          </table:table-cell>
          <table:table-cell office:value-type="string" office:value="['2014:2020']">
            <text:p>['2014:2020']</text:p>
          </table:table-cell>
          <table:table-cell office:value-type="string" office:value="['2014:2020']">
            <text:p>['2014:2020']</text:p>
          </table:table-cell>
        </table:table-row>
        <table:table-row>
          <table:table-cell office:value-type="string" office:value="CODREGOCOR">
            <text:p>CODREGOCOR</text:p>
          </table:table-cell>
          <table:table-cell office:value-type="string" office:value="Código da região de ocorrência">
            <text:p>Código da região de ocorrência</text:p>
          </table:table-cell>
          <table:table-cell office:value-type="string" office:value="codregocor">
            <text:p>codregocor</text:p>
          </table:table-cell>
          <table:table-cell office:value-type="string" office:value="Código da região de ocorrência.Valores entre 1 e 50 – Nulo99 – Inconsistência">
            <text:p>Código da região de ocorrência.Valores entre 1 e 50 – Nulo99 – Inconsistência</text:p>
          </table:table-cell>
          <table:table-cell office:value-type="string" office:value="{'1':'1','2':'2','3':'3','4':'4','5':'5'}">
            <text:p>{'1':'1','2':'2','3':'3','4':'4','5':'5'}</text:p>
          </table:table-cell>
          <table:table-cell office:value-type="string" office:value="Byte">
            <text:p>Byte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  <table:table-row>
          <table:table-cell office:value-type="string" office:value="id_cidacs_sim_2000_a_2015">
            <text:p>id_cidacs_sim_2000_a_2015</text:p>
          </table:table-cell>
          <table:table-cell office:value-type="string" office:value="">
            <text:p/>
          </table:table-cell>
          <table:table-cell office:value-type="string" office:value="id_cidacs_sim_2000_a_2015">
            <text:p>id_cidacs_sim_2000_a_20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Integer">
            <text:p>Integer</text:p>
          </table:table-cell>
          <table:table-cell office:value-type="string" office:value="">
            <text:p/>
          </table:table-cell>
          <table:table-cell office:value-type="string" office:value="[]">
            <text:p>[]</text:p>
          </table:table-cell>
          <table:table-cell office:value-type="string" office:value="[]">
            <text:p>[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